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482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1.1043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2646in"/>
    </style:style>
    <style:style style:name="co19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64">
            <text:p>6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32">
            <text:p>13.2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77">
            <text:p>17.7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6324">
            <text:p>6324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7555">
            <text:p>755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0157">
            <text:p>1015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1-28">
            <text:p>2020-11-28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6 - 1.24)">
            <text:p>(0.96 - 1.24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7">
            <text:p>0.9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14" table:number-columns-repeated="2" table:default-cell-style-name="Default"/>
        <table:table-column table:style-name="co10" table:default-cell-style-name="Default"/>
        <table:table-column table:style-name="co15" table:number-columns-repeated="3" table:default-cell-style-name="Default"/>
        <table:table-column table:style-name="co12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2.125">
            <text:p>62.12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70954870665933">
            <text:p>0.017095487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6040702586204">
            <text:p>1.0604070259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5.875">
            <text:p>25.87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613587858667299">
            <text:p>0.006135878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154936710518">
            <text:p>1.0215493671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31.25">
            <text:p>231.2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32003279584586">
            <text:p>0.063200328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2902993950456">
            <text:p>1.2290299395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3104957031534">
            <text:p>11.3104957032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96.25">
            <text:p>196.2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33989385227775">
            <text:p>0.0433989385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5558788184493">
            <text:p>1.1555878818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6.3156435396243">
            <text:p>16.315643539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27">
            <text:p>3227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18">
            <text:p>218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75550046482801">
            <text:p>0.0675550046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4538732642892">
            <text:p>1.2453873264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0.6032838994776">
            <text:p>10.603283899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42">
            <text:p>3642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26.875">
            <text:p>226.8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622940691927512">
            <text:p>0.0622940692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2563512224555">
            <text:p>1.225635122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1.470100402821">
            <text:p>11.470100402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13">
            <text:p>2413</text:p>
          </table:table-cell>
          <table:table-cell office:value-type="float" office:value="5012">
            <text:p>5012</text:p>
          </table:table-cell>
          <table:table-cell office:value-type="float" office:value="91.75">
            <text:p>91.75</text:p>
          </table:table-cell>
          <table:table-cell office:value-type="float" office:value="130.125">
            <text:p>130.125</text:p>
          </table:table-cell>
          <table:table-cell office:value-type="float" office:value="236.875">
            <text:p>236.875</text:p>
          </table:table-cell>
          <table:table-cell office:value-type="float" office:value="0.0688813813813814">
            <text:p>0.0688813814</text:p>
          </table:table-cell>
          <table:table-cell office:value-type="float" office:value="0.0539266473269789">
            <text:p>0.0539266473</text:p>
          </table:table-cell>
          <table:table-cell office:value-type="float" office:value="0.047261572226656">
            <text:p>0.0472615722</text:p>
          </table:table-cell>
          <table:table-cell office:value-type="float" office:value="1.25038433844881">
            <text:p>1.2503843384</text:p>
          </table:table-cell>
          <table:table-cell office:value-type="float" office:value="1.19444310889661">
            <text:p>1.1944431089</text:p>
          </table:table-cell>
          <table:table-cell office:value-type="float" office:value="1.16979346896359">
            <text:p>1.169793469</text:p>
          </table:table-cell>
          <table:table-cell office:value-type="float" office:value="10.4056367432904">
            <text:p>10.4056367433</text:p>
          </table:table-cell>
          <table:table-cell office:value-type="float" office:value="13.1970587894788">
            <text:p>13.1970587895</text:p>
          </table:table-cell>
          <table:table-cell office:value-type="float" office:value="15.0100959285047">
            <text:p>15.010095928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431">
            <text:p>4431</text:p>
          </table:table-cell>
          <table:table-cell office:value-type="float" office:value="129">
            <text:p>129</text:p>
          </table:table-cell>
          <table:table-cell office:value-type="float" office:value="148.125">
            <text:p>148.125</text:p>
          </table:table-cell>
          <table:table-cell office:value-type="float" office:value="200.375">
            <text:p>200.375</text:p>
          </table:table-cell>
          <table:table-cell office:value-type="float" office:value="0.0887818306951136">
            <text:p>0.0887818307</text:p>
          </table:table-cell>
          <table:table-cell office:value-type="float" office:value="0.0578161592505855">
            <text:p>0.0578161593</text:p>
          </table:table-cell>
          <table:table-cell office:value-type="float" office:value="0.0452211690363349">
            <text:p>0.045221169</text:p>
          </table:table-cell>
          <table:table-cell office:value-type="float" office:value="1.32618554581759">
            <text:p>1.3261855458</text:p>
          </table:table-cell>
          <table:table-cell office:value-type="float" office:value="1.20890826558721">
            <text:p>1.2089082656</text:p>
          </table:table-cell>
          <table:table-cell office:value-type="float" office:value="1.16228220172004">
            <text:p>1.1622822017</text:p>
          </table:table-cell>
          <table:table-cell office:value-type="float" office:value="8.14896989486319">
            <text:p>8.1489698949</text:p>
          </table:table-cell>
          <table:table-cell office:value-type="float" office:value="12.3321411624407">
            <text:p>12.3321411624</text:p>
          </table:table-cell>
          <table:table-cell office:value-type="float" office:value="15.6719548402466">
            <text:p>15.6719548402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728">
            <text:p>2728</text:p>
          </table:table-cell>
          <table:table-cell office:value-type="float" office:value="5204">
            <text:p>5204</text:p>
          </table:table-cell>
          <table:table-cell office:value-type="float" office:value="91">
            <text:p>91</text:p>
          </table:table-cell>
          <table:table-cell office:value-type="float" office:value="272.125">
            <text:p>272.125</text:p>
          </table:table-cell>
          <table:table-cell office:value-type="float" office:value="278.375">
            <text:p>278.375</text:p>
          </table:table-cell>
          <table:table-cell office:value-type="float" office:value="0.054951690821256">
            <text:p>0.0549516908</text:p>
          </table:table-cell>
          <table:table-cell office:value-type="float" office:value="0.0997525659824047">
            <text:p>0.099752566</text:p>
          </table:table-cell>
          <table:table-cell office:value-type="float" office:value="0.0534925057647963">
            <text:p>0.0534925058</text:p>
          </table:table-cell>
          <table:table-cell office:value-type="float" office:value="1.19824950698966">
            <text:p>1.198249507</text:p>
          </table:table-cell>
          <table:table-cell office:value-type="float" office:value="1.36863710680176">
            <text:p>1.3686371068</text:p>
          </table:table-cell>
          <table:table-cell office:value-type="float" office:value="1.19283220859586">
            <text:p>1.1928322086</text:p>
          </table:table-cell>
          <table:table-cell office:value-type="float" office:value="12.9572390325064">
            <text:p>12.9572390325</text:p>
          </table:table-cell>
          <table:table-cell office:value-type="float" office:value="7.28974724735393">
            <text:p>7.2897472474</text:p>
          </table:table-cell>
          <table:table-cell office:value-type="float" office:value="13.3014008758418">
            <text:p>13.3014008758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1675">
            <text:p>1675</text:p>
          </table:table-cell>
          <table:table-cell office:value-type="float" office:value="2865">
            <text:p>2865</text:p>
          </table:table-cell>
          <table:table-cell office:value-type="float" office:value="5264">
            <text:p>5264</text:p>
          </table:table-cell>
          <table:table-cell office:value-type="float" office:value="75">
            <text:p>75</text:p>
          </table:table-cell>
          <table:table-cell office:value-type="float" office:value="182.375">
            <text:p>182.375</text:p>
          </table:table-cell>
          <table:table-cell office:value-type="float" office:value="312.125">
            <text:p>312.125</text:p>
          </table:table-cell>
          <table:table-cell office:value-type="float" office:value="0.0447761194029851">
            <text:p>0.0447761194</text:p>
          </table:table-cell>
          <table:table-cell office:value-type="float" office:value="0.0636561954624782">
            <text:p>0.0636561955</text:p>
          </table:table-cell>
          <table:table-cell office:value-type="float" office:value="0.0592942629179331">
            <text:p>0.0592942629</text:p>
          </table:table-cell>
          <table:table-cell office:value-type="float" office:value="1.16064602361328">
            <text:p>1.1606460236</text:p>
          </table:table-cell>
          <table:table-cell office:value-type="float" office:value="1.23073882211136">
            <text:p>1.2307388221</text:p>
          </table:table-cell>
          <table:table-cell office:value-type="float" office:value="1.21442090705813">
            <text:p>1.2144209071</text:p>
          </table:table-cell>
          <table:table-cell office:value-type="float" office:value="15.8243305649904">
            <text:p>15.824330565</text:p>
          </table:table-cell>
          <table:table-cell office:value-type="float" office:value="11.2319285613148">
            <text:p>11.2319285613</text:p>
          </table:table-cell>
          <table:table-cell office:value-type="float" office:value="12.0332000718648">
            <text:p>12.033200071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994">
            <text:p>2994</text:p>
          </table:table-cell>
          <table:table-cell office:value-type="float" office:value="5529">
            <text:p>5529</text:p>
          </table:table-cell>
          <table:table-cell office:value-type="float" office:value="107.5">
            <text:p>107.5</text:p>
          </table:table-cell>
          <table:table-cell office:value-type="float" office:value="265.375">
            <text:p>265.375</text:p>
          </table:table-cell>
          <table:table-cell office:value-type="float" office:value="367.625">
            <text:p>367.625</text:p>
          </table:table-cell>
          <table:table-cell office:value-type="float" office:value="0.0562238493723849">
            <text:p>0.0562238494</text:p>
          </table:table-cell>
          <table:table-cell office:value-type="float" office:value="0.0886356045424182">
            <text:p>0.0886356045</text:p>
          </table:table-cell>
          <table:table-cell office:value-type="float" office:value="0.0664903237475131">
            <text:p>0.0664903237</text:p>
          </table:table-cell>
          <table:table-cell office:value-type="float" office:value="1.20297927043031">
            <text:p>1.2029792704</text:p>
          </table:table-cell>
          <table:table-cell office:value-type="float" office:value="1.32562290586796">
            <text:p>1.3256229059</text:p>
          </table:table-cell>
          <table:table-cell office:value-type="float" office:value="1.24138122089431">
            <text:p>1.2413812209</text:p>
          </table:table-cell>
          <table:table-cell office:value-type="float" office:value="12.671762136611">
            <text:p>12.6717621366</text:p>
          </table:table-cell>
          <table:table-cell office:value-type="float" office:value="8.16185771973072">
            <text:p>8.1618577197</text:p>
          </table:table-cell>
          <table:table-cell office:value-type="float" office:value="10.7676382637764">
            <text:p>10.7676382638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164">
            <text:p>3164</text:p>
          </table:table-cell>
          <table:table-cell office:value-type="float" office:value="5402">
            <text:p>5402</text:p>
          </table:table-cell>
          <table:table-cell office:value-type="float" office:value="117">
            <text:p>117</text:p>
          </table:table-cell>
          <table:table-cell office:value-type="float" office:value="189.125">
            <text:p>189.125</text:p>
          </table:table-cell>
          <table:table-cell office:value-type="float" office:value="466.25">
            <text:p>466.25</text:p>
          </table:table-cell>
          <table:table-cell office:value-type="float" office:value="0.0600616016427105">
            <text:p>0.0600616016</text:p>
          </table:table-cell>
          <table:table-cell office:value-type="float" office:value="0.0597740202275601">
            <text:p>0.0597740202</text:p>
          </table:table-cell>
          <table:table-cell office:value-type="float" office:value="0.0863106256941873">
            <text:p>0.0863106257</text:p>
          </table:table-cell>
          <table:table-cell office:value-type="float" office:value="1.21728610189359">
            <text:p>1.2172861019</text:p>
          </table:table-cell>
          <table:table-cell office:value-type="float" office:value="1.21621202044502">
            <text:p>1.2162120204</text:p>
          </table:table-cell>
          <table:table-cell office:value-type="float" office:value="1.31668825718079">
            <text:p>1.3166882572</text:p>
          </table:table-cell>
          <table:table-cell office:value-type="float" office:value="11.8838090200166">
            <text:p>11.88380902</text:p>
          </table:table-cell>
          <table:table-cell office:value-type="float" office:value="11.9393481982925">
            <text:p>11.9393481983</text:p>
          </table:table-cell>
          <table:table-cell office:value-type="float" office:value="8.37263627642442">
            <text:p>8.372636276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286">
            <text:p>3286</text:p>
          </table:table-cell>
          <table:table-cell office:value-type="float" office:value="6466">
            <text:p>6466</text:p>
          </table:table-cell>
          <table:table-cell office:value-type="float" office:value="107.25">
            <text:p>107.25</text:p>
          </table:table-cell>
          <table:table-cell office:value-type="float" office:value="324.75">
            <text:p>324.75</text:p>
          </table:table-cell>
          <table:table-cell office:value-type="float" office:value="362.75">
            <text:p>362.75</text:p>
          </table:table-cell>
          <table:table-cell office:value-type="float" office:value="0.0609028960817717">
            <text:p>0.0609028961</text:p>
          </table:table-cell>
          <table:table-cell office:value-type="float" office:value="0.0988283627510651">
            <text:p>0.0988283628</text:p>
          </table:table-cell>
          <table:table-cell office:value-type="float" office:value="0.0561011444478812">
            <text:p>0.0561011444</text:p>
          </table:table-cell>
          <table:table-cell office:value-type="float" office:value="1.22043009527845">
            <text:p>1.2204300953</text:p>
          </table:table-cell>
          <table:table-cell office:value-type="float" office:value="1.36504267838548">
            <text:p>1.3650426784</text:p>
          </table:table-cell>
          <table:table-cell office:value-type="float" office:value="1.20252278884797">
            <text:p>1.2025227888</text:p>
          </table:table-cell>
          <table:table-cell office:value-type="float" office:value="11.7243447385841">
            <text:p>11.7243447386</text:p>
          </table:table-cell>
          <table:table-cell office:value-type="float" office:value="7.35477691904939">
            <text:p>7.354776919</text:p>
          </table:table-cell>
          <table:table-cell office:value-type="float" office:value="12.6987335193338">
            <text:p>12.698733519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80">
            <text:p>1880</text:p>
          </table:table-cell>
          <table:table-cell office:value-type="float" office:value="3520">
            <text:p>3520</text:p>
          </table:table-cell>
          <table:table-cell office:value-type="float" office:value="6636">
            <text:p>6636</text:p>
          </table:table-cell>
          <table:table-cell office:value-type="float" office:value="124.5">
            <text:p>124.5</text:p>
          </table:table-cell>
          <table:table-cell office:value-type="float" office:value="192.125">
            <text:p>192.125</text:p>
          </table:table-cell>
          <table:table-cell office:value-type="float" office:value="303.625">
            <text:p>303.625</text:p>
          </table:table-cell>
          <table:table-cell office:value-type="float" office:value="0.0662234042553192">
            <text:p>0.0662234043</text:p>
          </table:table-cell>
          <table:table-cell office:value-type="float" office:value="0.0545809659090909">
            <text:p>0.0545809659</text:p>
          </table:table-cell>
          <table:table-cell office:value-type="float" office:value="0.0457542194092827">
            <text:p>0.0457542194</text:p>
          </table:table-cell>
          <table:table-cell office:value-type="float" office:value="1.2403775718651">
            <text:p>1.2403775719</text:p>
          </table:table-cell>
          <table:table-cell office:value-type="float" office:value="1.19687238108737">
            <text:p>1.1968723811</text:p>
          </table:table-cell>
          <table:table-cell office:value-type="float" office:value="1.16424292717624">
            <text:p>1.1642429272</text:p>
          </table:table-cell>
          <table:table-cell office:value-type="float" office:value="10.8096707603215">
            <text:p>10.8096707603</text:p>
          </table:table-cell>
          <table:table-cell office:value-type="float" office:value="13.0429344977677">
            <text:p>13.0429344978</text:p>
          </table:table-cell>
          <table:table-cell office:value-type="float" office:value="15.4933503440821">
            <text:p>15.493350344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2178">
            <text:p>2178</text:p>
          </table:table-cell>
          <table:table-cell office:value-type="float" office:value="3905">
            <text:p>3905</text:p>
          </table:table-cell>
          <table:table-cell office:value-type="float" office:value="7316">
            <text:p>7316</text:p>
          </table:table-cell>
          <table:table-cell office:value-type="float" office:value="115.75">
            <text:p>115.75</text:p>
          </table:table-cell>
          <table:table-cell office:value-type="float" office:value="335">
            <text:p>335</text:p>
          </table:table-cell>
          <table:table-cell office:value-type="float" office:value="236.75">
            <text:p>236.75</text:p>
          </table:table-cell>
          <table:table-cell office:value-type="float" office:value="0.0531450872359963">
            <text:p>0.0531450872</text:p>
          </table:table-cell>
          <table:table-cell office:value-type="float" office:value="0.0857874519846351">
            <text:p>0.085787452</text:p>
          </table:table-cell>
          <table:table-cell office:value-type="float" office:value="0.0323605795516676">
            <text:p>0.0323605796</text:p>
          </table:table-cell>
          <table:table-cell office:value-type="float" office:value="1.19154362990874">
            <text:p>1.1915436299</text:p>
          </table:table-cell>
          <table:table-cell office:value-type="float" office:value="1.31468067630553">
            <text:p>1.3146806763</text:p>
          </table:table-cell>
          <table:table-cell office:value-type="float" office:value="1.11531455436432">
            <text:p>1.1153145544</text:p>
          </table:table-cell>
          <table:table-cell office:value-type="float" office:value="13.3861275240255">
            <text:p>13.386127524</text:p>
          </table:table-cell>
          <table:table-cell office:value-type="float" office:value="8.42164009531947">
            <text:p>8.4216400953</text:p>
          </table:table-cell>
          <table:table-cell office:value-type="float" office:value="21.7642261857852">
            <text:p>21.764226185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352">
            <text:p>2352</text:p>
          </table:table-cell>
          <table:table-cell office:value-type="float" office:value="4238">
            <text:p>4238</text:p>
          </table:table-cell>
          <table:table-cell office:value-type="float" office:value="8720">
            <text:p>8720</text:p>
          </table:table-cell>
          <table:table-cell office:value-type="float" office:value="156.125">
            <text:p>156.125</text:p>
          </table:table-cell>
          <table:table-cell office:value-type="float" office:value="210.5">
            <text:p>210.5</text:p>
          </table:table-cell>
          <table:table-cell office:value-type="float" office:value="342">
            <text:p>342</text:p>
          </table:table-cell>
          <table:table-cell office:value-type="float" office:value="0.0663796768707483">
            <text:p>0.0663796769</text:p>
          </table:table-cell>
          <table:table-cell office:value-type="float" office:value="0.0496696554978764">
            <text:p>0.0496696555</text:p>
          </table:table-cell>
          <table:table-cell office:value-type="float" office:value="0.0392201834862385">
            <text:p>0.0392201835</text:p>
          </table:table-cell>
          <table:table-cell office:value-type="float" office:value="1.24096514159049">
            <text:p>1.2409651416</text:p>
          </table:table-cell>
          <table:table-cell office:value-type="float" office:value="1.17867926061003">
            <text:p>1.1786792606</text:p>
          </table:table-cell>
          <table:table-cell office:value-type="float" office:value="1.14028555887552">
            <text:p>1.1402855589</text:p>
          </table:table-cell>
          <table:table-cell office:value-type="float" office:value="10.7850211050756">
            <text:p>10.7850211051</text:p>
          </table:table-cell>
          <table:table-cell office:value-type="float" office:value="14.2989173564339">
            <text:p>14.2989173564</text:p>
          </table:table-cell>
          <table:table-cell office:value-type="float" office:value="18.0175778537527">
            <text:p>18.0175778538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74">
            <text:p>2574</text:p>
          </table:table-cell>
          <table:table-cell office:value-type="float" office:value="4498">
            <text:p>4498</text:p>
          </table:table-cell>
          <table:table-cell office:value-type="float" office:value="9782">
            <text:p>9782</text:p>
          </table:table-cell>
          <table:table-cell office:value-type="float" office:value="187">
            <text:p>187</text:p>
          </table:table-cell>
          <table:table-cell office:value-type="float" office:value="196.75">
            <text:p>196.75</text:p>
          </table:table-cell>
          <table:table-cell office:value-type="float" office:value="454">
            <text:p>454</text:p>
          </table:table-cell>
          <table:table-cell office:value-type="float" office:value="0.0726495726495727">
            <text:p>0.0726495726</text:p>
          </table:table-cell>
          <table:table-cell office:value-type="float" office:value="0.0437416629613161">
            <text:p>0.043741663</text:p>
          </table:table-cell>
          <table:table-cell office:value-type="float" office:value="0.0464117767327745">
            <text:p>0.0464117767</text:p>
          </table:table-cell>
          <table:table-cell office:value-type="float" office:value="1.26461830666959">
            <text:p>1.2646183067</text:p>
          </table:table-cell>
          <table:table-cell office:value-type="float" office:value="1.1568459531987">
            <text:p>1.1568459532</text:p>
          </table:table-cell>
          <table:table-cell office:value-type="float" office:value="1.16666316248292">
            <text:p>1.1666631625</text:p>
          </table:table-cell>
          <table:table-cell office:value-type="float" office:value="9.88349002291455">
            <text:p>9.8834900229</text:p>
          </table:table-cell>
          <table:table-cell office:value-type="float" office:value="16.1904845751732">
            <text:p>16.1904845752</text:p>
          </table:table-cell>
          <table:table-cell office:value-type="float" office:value="15.2786794380479">
            <text:p>15.278679438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">
            <text:p>61</text:p>
          </table:table-cell>
          <table:table-cell office:value-type="float" office:value="81">
            <text:p>81</text:p>
          </table:table-cell>
          <table:table-cell office:value-type="float" office:value="2586">
            <text:p>2586</text:p>
          </table:table-cell>
          <table:table-cell office:value-type="float" office:value="4519">
            <text:p>4519</text:p>
          </table:table-cell>
          <table:table-cell office:value-type="float" office:value="8077">
            <text:p>8077</text:p>
          </table:table-cell>
          <table:table-cell office:value-type="float" office:value="212.5">
            <text:p>212.5</text:p>
          </table:table-cell>
          <table:table-cell office:value-type="float" office:value="274.5">
            <text:p>274.5</text:p>
          </table:table-cell>
          <table:table-cell office:value-type="float" office:value="413.875">
            <text:p>413.875</text:p>
          </table:table-cell>
          <table:table-cell office:value-type="float" office:value="0.0821732405259087">
            <text:p>0.0821732405</text:p>
          </table:table-cell>
          <table:table-cell office:value-type="float" office:value="0.0607435273290551">
            <text:p>0.0607435273</text:p>
          </table:table-cell>
          <table:table-cell office:value-type="float" office:value="0.0512411786554414">
            <text:p>0.0512411787</text:p>
          </table:table-cell>
          <table:table-cell office:value-type="float" office:value="1.3008411270994">
            <text:p>1.3008411271</text:p>
          </table:table-cell>
          <table:table-cell office:value-type="float" office:value="1.21983430683195">
            <text:p>1.2198343068</text:p>
          </table:table-cell>
          <table:table-cell office:value-type="float" office:value="1.18449041573844">
            <text:p>1.1844904157</text:p>
          </table:table-cell>
          <table:table-cell office:value-type="float" office:value="8.77720595817316">
            <text:p>8.7772059582</text:p>
          </table:table-cell>
          <table:table-cell office:value-type="float" office:value="11.7542134752026">
            <text:p>11.7542134752</text:p>
          </table:table-cell>
          <table:table-cell office:value-type="float" office:value="13.8708386209749">
            <text:p>13.870838621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6">
            <text:p>76</text:p>
          </table:table-cell>
          <table:table-cell office:value-type="float" office:value="2708">
            <text:p>2708</text:p>
          </table:table-cell>
          <table:table-cell office:value-type="float" office:value="4889">
            <text:p>4889</text:p>
          </table:table-cell>
          <table:table-cell office:value-type="float" office:value="8134">
            <text:p>8134</text:p>
          </table:table-cell>
          <table:table-cell office:value-type="float" office:value="229.25">
            <text:p>229.25</text:p>
          </table:table-cell>
          <table:table-cell office:value-type="float" office:value="167.25">
            <text:p>167.25</text:p>
          </table:table-cell>
          <table:table-cell office:value-type="float" office:value="276.875">
            <text:p>276.875</text:p>
          </table:table-cell>
          <table:table-cell office:value-type="float" office:value="0.0846565731166913">
            <text:p>0.0846565731</text:p>
          </table:table-cell>
          <table:table-cell office:value-type="float" office:value="0.0342094497852322">
            <text:p>0.0342094498</text:p>
          </table:table-cell>
          <table:table-cell office:value-type="float" office:value="0.0340392180968773">
            <text:p>0.0340392181</text:p>
          </table:table-cell>
          <table:table-cell office:value-type="float" office:value="1.31034480723727">
            <text:p>1.3103448072</text:p>
          </table:table-cell>
          <table:table-cell office:value-type="float" office:value="1.12202683569934">
            <text:p>1.1220268357</text:p>
          </table:table-cell>
          <table:table-cell office:value-type="float" office:value="1.12140825334162">
            <text:p>1.1214082533</text:p>
          </table:table-cell>
          <table:table-cell office:value-type="float" office:value="8.52963397545349">
            <text:p>8.5296339755</text:p>
          </table:table-cell>
          <table:table-cell office:value-type="float" office:value="20.6064935337129">
            <text:p>20.6064935337</text:p>
          </table:table-cell>
          <table:table-cell office:value-type="float" office:value="20.7078335456983">
            <text:p>20.7078335457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3000">
            <text:p>3000</text:p>
          </table:table-cell>
          <table:table-cell office:value-type="float" office:value="5450">
            <text:p>5450</text:p>
          </table:table-cell>
          <table:table-cell office:value-type="float" office:value="11049">
            <text:p>11049</text:p>
          </table:table-cell>
          <table:table-cell office:value-type="float" office:value="354.25">
            <text:p>354.25</text:p>
          </table:table-cell>
          <table:table-cell office:value-type="float" office:value="219.25">
            <text:p>219.25</text:p>
          </table:table-cell>
          <table:table-cell office:value-type="float" office:value="319.875">
            <text:p>319.875</text:p>
          </table:table-cell>
          <table:table-cell office:value-type="float" office:value="0.118083333333333">
            <text:p>0.1180833333</text:p>
          </table:table-cell>
          <table:table-cell office:value-type="float" office:value="0.0402293577981651">
            <text:p>0.0402293578</text:p>
          </table:table-cell>
          <table:table-cell office:value-type="float" office:value="0.0289505837632365">
            <text:p>0.0289505838</text:p>
          </table:table-cell>
          <table:table-cell office:value-type="float" office:value="1.44062126694444">
            <text:p>1.4406212669</text:p>
          </table:table-cell>
          <table:table-cell office:value-type="float" office:value="1.14397481870213">
            <text:p>1.1439748187</text:p>
          </table:table-cell>
          <table:table-cell office:value-type="float" office:value="1.10296979031978">
            <text:p>1.1029697903</text:p>
          </table:table-cell>
          <table:table-cell office:value-type="float" office:value="6.21011092124491">
            <text:p>6.2101109212</text:p>
          </table:table-cell>
          <table:table-cell office:value-type="float" office:value="17.5741797406649">
            <text:p>17.5741797407</text:p>
          </table:table-cell>
          <table:table-cell office:value-type="float" office:value="24.2873501139525">
            <text:p>24.28735011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office:value-type="float" office:value="3138">
            <text:p>3138</text:p>
          </table:table-cell>
          <table:table-cell office:value-type="float" office:value="5688">
            <text:p>5688</text:p>
          </table:table-cell>
          <table:table-cell office:value-type="float" office:value="10487">
            <text:p>10487</text:p>
          </table:table-cell>
          <table:table-cell office:value-type="float" office:value="232">
            <text:p>232</text:p>
          </table:table-cell>
          <table:table-cell office:value-type="float" office:value="138.125">
            <text:p>138.125</text:p>
          </table:table-cell>
          <table:table-cell office:value-type="float" office:value="518.625">
            <text:p>518.625</text:p>
          </table:table-cell>
          <table:table-cell office:value-type="float" office:value="0.0739324410452517">
            <text:p>0.073932441</text:p>
          </table:table-cell>
          <table:table-cell office:value-type="float" office:value="0.0242835794655415">
            <text:p>0.0242835795</text:p>
          </table:table-cell>
          <table:table-cell office:value-type="float" office:value="0.049454086011252">
            <text:p>0.049454086</text:p>
          </table:table-cell>
          <table:table-cell office:value-type="float" office:value="1.26947691510264">
            <text:p>1.2694769151</text:p>
          </table:table-cell>
          <table:table-cell office:value-type="float" office:value="1.08614832490345">
            <text:p>1.0861483249</text:p>
          </table:table-cell>
          <table:table-cell office:value-type="float" office:value="1.17788288602087">
            <text:p>1.177882886</text:p>
          </table:table-cell>
          <table:table-cell office:value-type="float" office:value="9.71786708304971">
            <text:p>9.717867083</text:p>
          </table:table-cell>
          <table:table-cell office:value-type="float" office:value="28.8890513129242">
            <text:p>28.8890513129</text:p>
          </table:table-cell>
          <table:table-cell office:value-type="float" office:value="14.3597594435605">
            <text:p>14.359759443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276">
            <text:p>3276</text:p>
          </table:table-cell>
          <table:table-cell office:value-type="float" office:value="5701">
            <text:p>5701</text:p>
          </table:table-cell>
          <table:table-cell office:value-type="float" office:value="9496">
            <text:p>9496</text:p>
          </table:table-cell>
          <table:table-cell office:value-type="float" office:value="219.375">
            <text:p>219.375</text:p>
          </table:table-cell>
          <table:table-cell office:value-type="float" office:value="271.375">
            <text:p>271.375</text:p>
          </table:table-cell>
          <table:table-cell office:value-type="float" office:value="361.75">
            <text:p>361.75</text:p>
          </table:table-cell>
          <table:table-cell office:value-type="float" office:value="0.0669642857142857">
            <text:p>0.0669642857</text:p>
          </table:table-cell>
          <table:table-cell office:value-type="float" office:value="0.0476012980178916">
            <text:p>0.047601298</text:p>
          </table:table-cell>
          <table:table-cell office:value-type="float" office:value="0.0380949873631003">
            <text:p>0.0380949874</text:p>
          </table:table-cell>
          <table:table-cell office:value-type="float" office:value="1.2431640625">
            <text:p>1.2431640625</text:p>
          </table:table-cell>
          <table:table-cell office:value-type="float" office:value="1.17104567486568">
            <text:p>1.1710456749</text:p>
          </table:table-cell>
          <table:table-cell office:value-type="float" office:value="1.13617686277275">
            <text:p>1.1361768628</text:p>
          </table:table-cell>
          <table:table-cell office:value-type="float" office:value="10.6938277431585">
            <text:p>10.6938277432</text:p>
          </table:table-cell>
          <table:table-cell office:value-type="float" office:value="14.9054060400861">
            <text:p>14.9054060401</text:p>
          </table:table-cell>
          <table:table-cell office:value-type="float" office:value="18.5396473116079">
            <text:p>18.539647311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0">
            <text:p>70</text:p>
          </table:table-cell>
          <table:table-cell office:value-type="float" office:value="3712">
            <text:p>3712</text:p>
          </table:table-cell>
          <table:table-cell office:value-type="float" office:value="6162">
            <text:p>6162</text:p>
          </table:table-cell>
          <table:table-cell office:value-type="float" office:value="11077">
            <text:p>11077</text:p>
          </table:table-cell>
          <table:table-cell office:value-type="float" office:value="190.5">
            <text:p>190.5</text:p>
          </table:table-cell>
          <table:table-cell office:value-type="float" office:value="426">
            <text:p>426</text:p>
          </table:table-cell>
          <table:table-cell office:value-type="float" office:value="643.375">
            <text:p>643.375</text:p>
          </table:table-cell>
          <table:table-cell office:value-type="float" office:value="0.0513200431034483">
            <text:p>0.0513200431</text:p>
          </table:table-cell>
          <table:table-cell office:value-type="float" office:value="0.0691333982473223">
            <text:p>0.0691333982</text:p>
          </table:table-cell>
          <table:table-cell office:value-type="float" office:value="0.0580820619301255">
            <text:p>0.0580820619</text:p>
          </table:table-cell>
          <table:table-cell office:value-type="float" office:value="1.18478229463738">
            <text:p>1.1847822946</text:p>
          </table:table-cell>
          <table:table-cell office:value-type="float" office:value="1.25133457030194">
            <text:p>1.2513345703</text:p>
          </table:table-cell>
          <table:table-cell office:value-type="float" office:value="1.20989932755483">
            <text:p>1.2098993276</text:p>
          </table:table-cell>
          <table:table-cell office:value-type="float" office:value="13.8500468676288">
            <text:p>13.8500468676</text:p>
          </table:table-cell>
          <table:table-cell office:value-type="float" office:value="10.3689400893888">
            <text:p>10.3689400894</text:p>
          </table:table-cell>
          <table:table-cell office:value-type="float" office:value="12.2772412370792">
            <text:p>12.277241237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47">
            <text:p>47</text:p>
          </table:table-cell>
          <table:table-cell office:value-type="float" office:value="4380">
            <text:p>4380</text:p>
          </table:table-cell>
          <table:table-cell office:value-type="float" office:value="7345">
            <text:p>7345</text:p>
          </table:table-cell>
          <table:table-cell office:value-type="float" office:value="13785">
            <text:p>13785</text:p>
          </table:table-cell>
          <table:table-cell office:value-type="float" office:value="240.25">
            <text:p>240.25</text:p>
          </table:table-cell>
          <table:table-cell office:value-type="float" office:value="274.75">
            <text:p>274.75</text:p>
          </table:table-cell>
          <table:table-cell office:value-type="float" office:value="650.5">
            <text:p>650.5</text:p>
          </table:table-cell>
          <table:table-cell office:value-type="float" office:value="0.054851598173516">
            <text:p>0.0548515982</text:p>
          </table:table-cell>
          <table:table-cell office:value-type="float" office:value="0.0374063989108237">
            <text:p>0.0374063989</text:p>
          </table:table-cell>
          <table:table-cell office:value-type="float" office:value="0.0471889735219441">
            <text:p>0.0471889735</text:p>
          </table:table-cell>
          <table:table-cell office:value-type="float" office:value="1.1978776413388">
            <text:p>1.1978776413</text:p>
          </table:table-cell>
          <table:table-cell office:value-type="float" office:value="1.13366490399966">
            <text:p>1.133664904</text:p>
          </table:table-cell>
          <table:table-cell office:value-type="float" office:value="1.16952593380203">
            <text:p>1.1695259338</text:p>
          </table:table-cell>
          <table:table-cell office:value-type="float" office:value="12.9802619668904">
            <text:p>12.9802619669</text:p>
          </table:table-cell>
          <table:table-cell office:value-type="float" office:value="18.8746290650255">
            <text:p>18.874629065</text:p>
          </table:table-cell>
          <table:table-cell office:value-type="float" office:value="15.032663389339">
            <text:p>15.032663389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4138">
            <text:p>4138</text:p>
          </table:table-cell>
          <table:table-cell office:value-type="float" office:value="6353">
            <text:p>6353</text:p>
          </table:table-cell>
          <table:table-cell office:value-type="float" office:value="11628">
            <text:p>11628</text:p>
          </table:table-cell>
          <table:table-cell office:value-type="float" office:value="208.5">
            <text:p>208.5</text:p>
          </table:table-cell>
          <table:table-cell office:value-type="float" office:value="280.875">
            <text:p>280.875</text:p>
          </table:table-cell>
          <table:table-cell office:value-type="float" office:value="553.125">
            <text:p>553.125</text:p>
          </table:table-cell>
          <table:table-cell office:value-type="float" office:value="0.0503866602223296">
            <text:p>0.0503866602</text:p>
          </table:table-cell>
          <table:table-cell office:value-type="float" office:value="0.044211396190776">
            <text:p>0.0442113962</text:p>
          </table:table-cell>
          <table:table-cell office:value-type="float" office:value="0.0475683694530444">
            <text:p>0.0475683695</text:p>
          </table:table-cell>
          <table:table-cell office:value-type="float" office:value="1.18132938921374">
            <text:p>1.1813293892</text:p>
          </table:table-cell>
          <table:table-cell office:value-type="float" office:value="1.15857099587187">
            <text:p>1.1585709959</text:p>
          </table:table-cell>
          <table:table-cell office:value-type="float" office:value="1.1709242826396">
            <text:p>1.1709242826</text:p>
          </table:table-cell>
          <table:table-cell office:value-type="float" office:value="14.1002955174342">
            <text:p>14.1002955174</text:p>
          </table:table-cell>
          <table:table-cell office:value-type="float" office:value="16.0220953670502">
            <text:p>16.0220953671</text:p>
          </table:table-cell>
          <table:table-cell office:value-type="float" office:value="14.9154878711062">
            <text:p>14.915487871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5">
            <text:p>75</text:p>
          </table:table-cell>
          <table:table-cell office:value-type="float" office:value="4108">
            <text:p>4108</text:p>
          </table:table-cell>
          <table:table-cell office:value-type="float" office:value="6839">
            <text:p>6839</text:p>
          </table:table-cell>
          <table:table-cell office:value-type="float" office:value="12399">
            <text:p>12399</text:p>
          </table:table-cell>
          <table:table-cell office:value-type="float" office:value="202">
            <text:p>202</text:p>
          </table:table-cell>
          <table:table-cell office:value-type="float" office:value="510.875">
            <text:p>510.875</text:p>
          </table:table-cell>
          <table:table-cell office:value-type="float" office:value="922.5">
            <text:p>922.5</text:p>
          </table:table-cell>
          <table:table-cell office:value-type="float" office:value="0.0491723466407011">
            <text:p>0.0491723466</text:p>
          </table:table-cell>
          <table:table-cell office:value-type="float" office:value="0.074700248574353">
            <text:p>0.0747002486</text:p>
          </table:table-cell>
          <table:table-cell office:value-type="float" office:value="0.0744011613839826">
            <text:p>0.0744011614</text:p>
          </table:table-cell>
          <table:table-cell office:value-type="float" office:value="1.17684233580379">
            <text:p>1.1768423358</text:p>
          </table:table-cell>
          <table:table-cell office:value-type="float" office:value="1.27238791919889">
            <text:p>1.2723879192</text:p>
          </table:table-cell>
          <table:table-cell office:value-type="float" office:value="1.2712537091619">
            <text:p>1.2712537092</text:p>
          </table:table-cell>
          <table:table-cell office:value-type="float" office:value="14.4400813007573">
            <text:p>14.4400813008</text:p>
          </table:table-cell>
          <table:table-cell office:value-type="float" office:value="9.62146049862646">
            <text:p>9.6214604986</text:p>
          </table:table-cell>
          <table:table-cell office:value-type="float" office:value="9.65877766093692">
            <text:p>9.6587776609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 office:value-type="float" office:value="75">
            <text:p>75</text:p>
          </table:table-cell>
          <table:table-cell office:value-type="float" office:value="4510">
            <text:p>4510</text:p>
          </table:table-cell>
          <table:table-cell office:value-type="float" office:value="7656">
            <text:p>7656</text:p>
          </table:table-cell>
          <table:table-cell office:value-type="float" office:value="17234">
            <text:p>17234</text:p>
          </table:table-cell>
          <table:table-cell office:value-type="float" office:value="172.75">
            <text:p>172.75</text:p>
          </table:table-cell>
          <table:table-cell office:value-type="float" office:value="544.5">
            <text:p>544.5</text:p>
          </table:table-cell>
          <table:table-cell office:value-type="float" office:value="955.875">
            <text:p>955.875</text:p>
          </table:table-cell>
          <table:table-cell office:value-type="float" office:value="0.0383037694013304">
            <text:p>0.0383037694</text:p>
          </table:table-cell>
          <table:table-cell office:value-type="float" office:value="0.0711206896551724">
            <text:p>0.0711206897</text:p>
          </table:table-cell>
          <table:table-cell office:value-type="float" office:value="0.0554644888012069">
            <text:p>0.0554644888</text:p>
          </table:table-cell>
          <table:table-cell office:value-type="float" office:value="1.13693886325534">
            <text:p>1.1369388633</text:p>
          </table:table-cell>
          <table:table-cell office:value-type="float" office:value="1.25883639268728">
            <text:p>1.2588363927</text:p>
          </table:table-cell>
          <table:table-cell office:value-type="float" office:value="1.20015527745946">
            <text:p>1.2001552775</text:p>
          </table:table-cell>
          <table:table-cell office:value-type="float" office:value="18.4404590894623">
            <text:p>18.4404590895</text:p>
          </table:table-cell>
          <table:table-cell office:value-type="float" office:value="10.0886747665507">
            <text:p>10.0886747666</text:p>
          </table:table-cell>
          <table:table-cell office:value-type="float" office:value="12.8405902529128">
            <text:p>12.8405902529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  <table:table-cell office:value-type="float" office:value="4666">
            <text:p>4666</text:p>
          </table:table-cell>
          <table:table-cell office:value-type="float" office:value="7926">
            <text:p>7926</text:p>
          </table:table-cell>
          <table:table-cell office:value-type="float" office:value="15272">
            <text:p>15272</text:p>
          </table:table-cell>
          <table:table-cell office:value-type="float" office:value="163.75">
            <text:p>163.75</text:p>
          </table:table-cell>
          <table:table-cell office:value-type="float" office:value="467.25">
            <text:p>467.25</text:p>
          </table:table-cell>
          <table:table-cell office:value-type="float" office:value="590.25">
            <text:p>590.25</text:p>
          </table:table-cell>
          <table:table-cell office:value-type="float" office:value="0.0350942991855979">
            <text:p>0.0350942992</text:p>
          </table:table-cell>
          <table:table-cell office:value-type="float" office:value="0.0589515518546556">
            <text:p>0.0589515519</text:p>
          </table:table-cell>
          <table:table-cell office:value-type="float" office:value="0.0386491618648507">
            <text:p>0.0386491619</text:p>
          </table:table-cell>
          <table:table-cell office:value-type="float" office:value="1.12524400242684">
            <text:p>1.1252440024</text:p>
          </table:table-cell>
          <table:table-cell office:value-type="float" office:value="1.2131419910048">
            <text:p>1.213141991</text:p>
          </table:table-cell>
          <table:table-cell office:value-type="float" office:value="1.13819983164417">
            <text:p>1.1381998316</text:p>
          </table:table-cell>
          <table:table-cell office:value-type="float" office:value="20.0955720690206">
            <text:p>20.095572069</text:p>
          </table:table-cell>
          <table:table-cell office:value-type="float" office:value="12.1011775543417">
            <text:p>12.1011775543</text:p>
          </table:table-cell>
          <table:table-cell office:value-type="float" office:value="18.2787224893706">
            <text:p>18.2787224894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89">
            <text:p>89</text:p>
          </table:table-cell>
          <table:table-cell office:value-type="float" office:value="4525">
            <text:p>4525</text:p>
          </table:table-cell>
          <table:table-cell office:value-type="float" office:value="8012">
            <text:p>8012</text:p>
          </table:table-cell>
          <table:table-cell office:value-type="float" office:value="15340">
            <text:p>15340</text:p>
          </table:table-cell>
          <table:table-cell office:value-type="float" office:value="173.5">
            <text:p>173.5</text:p>
          </table:table-cell>
          <table:table-cell office:value-type="float" office:value="293.75">
            <text:p>293.75</text:p>
          </table:table-cell>
          <table:table-cell office:value-type="float" office:value="676.25">
            <text:p>676.25</text:p>
          </table:table-cell>
          <table:table-cell office:value-type="float" office:value="0.0383425414364641">
            <text:p>0.0383425414</text:p>
          </table:table-cell>
          <table:table-cell office:value-type="float" office:value="0.0366637543684473">
            <text:p>0.0366637544</text:p>
          </table:table-cell>
          <table:table-cell office:value-type="float" office:value="0.0440840938722295">
            <text:p>0.0440840939</text:p>
          </table:table-cell>
          <table:table-cell office:value-type="float" office:value="1.13708038997589">
            <text:p>1.13708039</text:p>
          </table:table-cell>
          <table:table-cell office:value-type="float" office:value="1.13095783282297">
            <text:p>1.1309578328</text:p>
          </table:table-cell>
          <table:table-cell office:value-type="float" office:value="1.15810340692457">
            <text:p>1.1581034069</text:p>
          </table:table-cell>
          <table:table-cell office:value-type="float" office:value="18.4221581732289">
            <text:p>18.4221581732</text:p>
          </table:table-cell>
          <table:table-cell office:value-type="float" office:value="19.2500093637684">
            <text:p>19.2500093638</text:p>
          </table:table-cell>
          <table:table-cell office:value-type="float" office:value="16.06737607094">
            <text:p>16.067376070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4882">
            <text:p>4882</text:p>
          </table:table-cell>
          <table:table-cell office:value-type="float" office:value="8786">
            <text:p>8786</text:p>
          </table:table-cell>
          <table:table-cell office:value-type="float" office:value="16988">
            <text:p>16988</text:p>
          </table:table-cell>
          <table:table-cell office:value-type="float" office:value="264.875">
            <text:p>264.875</text:p>
          </table:table-cell>
          <table:table-cell office:value-type="float" office:value="657.625">
            <text:p>657.625</text:p>
          </table:table-cell>
          <table:table-cell office:value-type="float" office:value="872.5">
            <text:p>872.5</text:p>
          </table:table-cell>
          <table:table-cell office:value-type="float" office:value="0.0542554281032364">
            <text:p>0.0542554281</text:p>
          </table:table-cell>
          <table:table-cell office:value-type="float" office:value="0.0748491918961985">
            <text:p>0.0748491919</text:p>
          </table:table-cell>
          <table:table-cell office:value-type="float" office:value="0.0513597833765011">
            <text:p>0.0513597834</text:p>
          </table:table-cell>
          <table:table-cell office:value-type="float" office:value="1.19566355525951">
            <text:p>1.1956635553</text:p>
          </table:table-cell>
          <table:table-cell office:value-type="float" office:value="1.27295287863062">
            <text:p>1.2729528786</text:p>
          </table:table-cell>
          <table:table-cell office:value-type="float" office:value="1.18492938342078">
            <text:p>1.1849293834</text:p>
          </table:table-cell>
          <table:table-cell office:value-type="float" office:value="13.1191501371848">
            <text:p>13.1191501372</text:p>
          </table:table-cell>
          <table:table-cell office:value-type="float" office:value="9.60298800523074">
            <text:p>9.6029880052</text:p>
          </table:table-cell>
          <table:table-cell office:value-type="float" office:value="13.8395939669167">
            <text:p>13.8395939669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table:number-columns-repeated="2" office:value-type="float" office:value="97">
            <text:p>97</text:p>
          </table:table-cell>
          <table:table-cell office:value-type="float" office:value="5562">
            <text:p>5562</text:p>
          </table:table-cell>
          <table:table-cell office:value-type="float" office:value="9887">
            <text:p>9887</text:p>
          </table:table-cell>
          <table:table-cell office:value-type="float" office:value="18712">
            <text:p>18712</text:p>
          </table:table-cell>
          <table:table-cell office:value-type="float" office:value="333">
            <text:p>333</text:p>
          </table:table-cell>
          <table:table-cell office:value-type="float" office:value="519.5">
            <text:p>519.5</text:p>
          </table:table-cell>
          <table:table-cell office:value-type="float" office:value="510.5">
            <text:p>510.5</text:p>
          </table:table-cell>
          <table:table-cell office:value-type="float" office:value="0.0598705501618123">
            <text:p>0.0598705502</text:p>
          </table:table-cell>
          <table:table-cell office:value-type="float" office:value="0.052543744310711">
            <text:p>0.0525437443</text:p>
          </table:table-cell>
          <table:table-cell office:value-type="float" office:value="0.0272819581017529">
            <text:p>0.0272819581</text:p>
          </table:table-cell>
          <table:table-cell office:value-type="float" office:value="1.21657251180863">
            <text:p>1.2165725118</text:p>
          </table:table-cell>
          <table:table-cell office:value-type="float" office:value="1.18931436141722">
            <text:p>1.1893143614</text:p>
          </table:table-cell>
          <table:table-cell office:value-type="float" office:value="1.09694569162235">
            <text:p>1.0969456916</text:p>
          </table:table-cell>
          <table:table-cell office:value-type="float" office:value="11.9206463760262">
            <text:p>11.920646376</text:p>
          </table:table-cell>
          <table:table-cell office:value-type="float" office:value="13.5354274151344">
            <text:p>13.5354274151</text:p>
          </table:table-cell>
          <table:table-cell office:value-type="float" office:value="25.7518161957022">
            <text:p>25.7518161957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float" office:value="5801">
            <text:p>5801</text:p>
          </table:table-cell>
          <table:table-cell office:value-type="float" office:value="10010">
            <text:p>10010</text:p>
          </table:table-cell>
          <table:table-cell office:value-type="float" office:value="18266">
            <text:p>18266</text:p>
          </table:table-cell>
          <table:table-cell office:value-type="float" office:value="334.125">
            <text:p>334.125</text:p>
          </table:table-cell>
          <table:table-cell office:value-type="float" office:value="626.25">
            <text:p>626.25</text:p>
          </table:table-cell>
          <table:table-cell office:value-type="float" office:value="311.25">
            <text:p>311.25</text:p>
          </table:table-cell>
          <table:table-cell office:value-type="float" office:value="0.0575978279606964">
            <text:p>0.057597828</text:p>
          </table:table-cell>
          <table:table-cell office:value-type="float" office:value="0.0625624375624376">
            <text:p>0.0625624376</text:p>
          </table:table-cell>
          <table:table-cell office:value-type="float" office:value="0.0170398554691777">
            <text:p>0.0170398555</text:p>
          </table:table-cell>
          <table:table-cell office:value-type="float" office:value="1.20809471704259">
            <text:p>1.208094717</text:p>
          </table:table-cell>
          <table:table-cell office:value-type="float" office:value="1.22664008631229">
            <text:p>1.2266400863</text:p>
          </table:table-cell>
          <table:table-cell office:value-type="float" office:value="1.06020859322397">
            <text:p>1.0602085932</text:p>
          </table:table-cell>
          <table:table-cell office:value-type="float" office:value="12.377598082732">
            <text:p>12.3775980827</text:p>
          </table:table-cell>
          <table:table-cell office:value-type="float" office:value="11.422355266139">
            <text:p>11.42235526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784">
            <text:p>5784</text:p>
          </table:table-cell>
          <table:table-cell office:value-type="float" office:value="10115">
            <text:p>10115</text:p>
          </table:table-cell>
          <table:table-cell office:value-type="float" office:value="16605">
            <text:p>16605</text:p>
          </table:table-cell>
          <table:table-cell office:value-type="float" office:value="461">
            <text:p>461</text:p>
          </table:table-cell>
          <table:table-cell office:value-type="float" office:value="806.75">
            <text:p>806.75</text:p>
          </table:table-cell>
          <table:table-cell office:value-type="float" office:value="220.75">
            <text:p>220.75</text:p>
          </table:table-cell>
          <table:table-cell office:value-type="float" office:value="0.0797026279391425">
            <text:p>0.0797026279</text:p>
          </table:table-cell>
          <table:table-cell office:value-type="float" office:value="0.079757785467128">
            <text:p>0.0797577855</text:p>
          </table:table-cell>
          <table:table-cell office:value-type="float" office:value="0.0132941884974405">
            <text:p>0.0132941885</text:p>
          </table:table-cell>
          <table:table-cell office:value-type="float" office:value="1.29141011523179">
            <text:p>1.2914101152</text:p>
          </table:table-cell>
          <table:table-cell office:value-type="float" office:value="1.29162040564648">
            <text:p>1.2916204056</text:p>
          </table:table-cell>
          <table:table-cell office:value-type="float" office:value="1.04687606121874">
            <text:p>1.0468760612</text:p>
          </table:table-cell>
          <table:table-cell office:value-type="float" office:value="9.03881106480514">
            <text:p>9.0388110648</text:p>
          </table:table-cell>
          <table:table-cell office:value-type="float" office:value="9.03279382267488">
            <text:p>9.0327938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6344">
            <text:p>6344</text:p>
          </table:table-cell>
          <table:table-cell office:value-type="float" office:value="11057">
            <text:p>11057</text:p>
          </table:table-cell>
          <table:table-cell office:value-type="float" office:value="17662">
            <text:p>17662</text:p>
          </table:table-cell>
          <table:table-cell office:value-type="float" office:value="509.375">
            <text:p>509.375</text:p>
          </table:table-cell>
          <table:table-cell office:value-type="float" office:value="847.125">
            <text:p>847.125</text:p>
          </table:table-cell>
          <table:table-cell office:value-type="float" office:value="291.125">
            <text:p>291.125</text:p>
          </table:table-cell>
          <table:table-cell office:value-type="float" office:value="0.0802924022698613">
            <text:p>0.0802924023</text:p>
          </table:table-cell>
          <table:table-cell office:value-type="float" office:value="0.0766143619426608">
            <text:p>0.0766143619</text:p>
          </table:table-cell>
          <table:table-cell office:value-type="float" office:value="0.0164831276186162">
            <text:p>0.0164831276</text:p>
          </table:table-cell>
          <table:table-cell office:value-type="float" office:value="1.29365927287455">
            <text:p>1.2936592729</text:p>
          </table:table-cell>
          <table:table-cell office:value-type="float" office:value="1.27965499729284">
            <text:p>1.2796549973</text:p>
          </table:table-cell>
          <table:table-cell office:value-type="float" office:value="1.0582234659175">
            <text:p>1.0582234659</text:p>
          </table:table-cell>
          <table:table-cell office:value-type="float" office:value="8.97489962979953">
            <text:p>8.9748996298</text:p>
          </table:table-cell>
          <table:table-cell office:value-type="float" office:value="9.38953241179255">
            <text:p>9.38953241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136">
            <text:p>136</text:p>
          </table:table-cell>
          <table:table-cell office:value-type="float" office:value="70">
            <text:p>70</text:p>
          </table:table-cell>
          <table:table-cell office:value-type="float" office:value="7066">
            <text:p>7066</text:p>
          </table:table-cell>
          <table:table-cell office:value-type="float" office:value="11962">
            <text:p>11962</text:p>
          </table:table-cell>
          <table:table-cell office:value-type="float" office:value="17370">
            <text:p>17370</text:p>
          </table:table-cell>
          <table:table-cell office:value-type="float" office:value="539.5">
            <text:p>539.5</text:p>
          </table:table-cell>
          <table:table-cell office:value-type="float" office:value="873.5">
            <text:p>873.5</text:p>
          </table:table-cell>
          <table:table-cell office:value-type="float" office:value="497.625">
            <text:p>497.625</text:p>
          </table:table-cell>
          <table:table-cell office:value-type="float" office:value="0.0763515425983583">
            <text:p>0.0763515426</text:p>
          </table:table-cell>
          <table:table-cell office:value-type="float" office:value="0.0730229058685838">
            <text:p>0.0730229059</text:p>
          </table:table-cell>
          <table:table-cell office:value-type="float" office:value="0.0286485319516408">
            <text:p>0.028648532</text:p>
          </table:table-cell>
          <table:table-cell office:value-type="float" office:value="1.27865633288627">
            <text:p>1.2786563329</text:p>
          </table:table-cell>
          <table:table-cell office:value-type="float" office:value="1.26603156631177">
            <text:p>1.2660315663</text:p>
          </table:table-cell>
          <table:table-cell office:value-type="float" office:value="1.10187850906139">
            <text:p>1.1018785091</text:p>
          </table:table-cell>
          <table:table-cell office:value-type="float" office:value="9.42068910437471">
            <text:p>9.4206891044</text:p>
          </table:table-cell>
          <table:table-cell office:value-type="float" office:value="9.83469126115897">
            <text:p>9.8346912612</text:p>
          </table:table-cell>
          <table:table-cell office:value-type="float" office:value="24.5398006996723">
            <text:p>24.539800699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438">
            <text:p>7438</text:p>
          </table:table-cell>
          <table:table-cell office:value-type="float" office:value="12058">
            <text:p>12058</text:p>
          </table:table-cell>
          <table:table-cell office:value-type="float" office:value="17391">
            <text:p>17391</text:p>
          </table:table-cell>
          <table:table-cell office:value-type="float" office:value="474.5">
            <text:p>474.5</text:p>
          </table:table-cell>
          <table:table-cell office:value-type="float" office:value="125.5">
            <text:p>125.5</text:p>
          </table:table-cell>
          <table:table-cell office:value-type="float" office:value="345.375">
            <text:p>345.375</text:p>
          </table:table-cell>
          <table:table-cell office:value-type="float" office:value="0.0637940306534014">
            <text:p>0.0637940307</text:p>
          </table:table-cell>
          <table:table-cell office:value-type="float" office:value="0.0104080278653176">
            <text:p>0.0104080279</text:p>
          </table:table-cell>
          <table:table-cell office:value-type="float" office:value="0.0198594100396757">
            <text:p>0.01985941</text:p>
          </table:table-cell>
          <table:table-cell office:value-type="float" office:value="1.23125567684704">
            <text:p>1.2312556768</text:p>
          </table:table-cell>
          <table:table-cell office:value-type="float" office:value="1.03664041853494">
            <text:p>1.0366404185</text:p>
          </table:table-cell>
          <table:table-cell office:value-type="float" office:value="1.07028095162643">
            <text:p>1.0702809516</text:p>
          </table:table-cell>
          <table:table-cell office:value-type="float" office:value="11.2083941701618">
            <text:p>11.20839417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224">
            <text:p>224</text:p>
          </table:table-cell>
          <table:table-cell office:value-type="float" office:value="8260">
            <text:p>8260</text:p>
          </table:table-cell>
          <table:table-cell office:value-type="float" office:value="11950">
            <text:p>11950</text:p>
          </table:table-cell>
          <table:table-cell office:value-type="float" office:value="17573">
            <text:p>17573</text:p>
          </table:table-cell>
          <table:table-cell office:value-type="float" office:value="427">
            <text:p>427</text:p>
          </table:table-cell>
          <table:table-cell office:value-type="float" office:value="202.25">
            <text:p>202.25</text:p>
          </table:table-cell>
          <table:table-cell office:value-type="float" office:value="459.75">
            <text:p>459.75</text:p>
          </table:table-cell>
          <table:table-cell office:value-type="float" office:value="0.0516949152542373">
            <text:p>0.0516949153</text:p>
          </table:table-cell>
          <table:table-cell office:value-type="float" office:value="0.0169246861924686">
            <text:p>0.0169246862</text:p>
          </table:table-cell>
          <table:table-cell office:value-type="float" office:value="0.0261622944289535">
            <text:p>0.0261622944</text:p>
          </table:table-cell>
          <table:table-cell office:value-type="float" office:value="1.18617003734559">
            <text:p>1.1861700373</text:p>
          </table:table-cell>
          <table:table-cell office:value-type="float" office:value="1.05979783387896">
            <text:p>1.0597978339</text:p>
          </table:table-cell>
          <table:table-cell office:value-type="float" office:value="1.09290958317492">
            <text:p>1.0929095832</text:p>
          </table:table-cell>
          <table:table-cell office:value-type="float" office:value="13.7520831880343">
            <text:p>13.752083188</text:p>
          </table:table-cell>
          <table:table-cell office:value-type="float" office:value="0">
            <text:p>0</text:p>
          </table:table-cell>
          <table:table-cell office:value-type="float" office:value="26.8392099652225">
            <text:p>26.839209965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180">
            <text:p>180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902">
            <text:p>8902</text:p>
          </table:table-cell>
          <table:table-cell office:value-type="float" office:value="12378">
            <text:p>12378</text:p>
          </table:table-cell>
          <table:table-cell office:value-type="float" office:value="19333">
            <text:p>19333</text:p>
          </table:table-cell>
          <table:table-cell office:value-type="float" office:value="371.875">
            <text:p>371.875</text:p>
          </table:table-cell>
          <table:table-cell office:value-type="float" office:value="223.5">
            <text:p>223.5</text:p>
          </table:table-cell>
          <table:table-cell office:value-type="float" office:value="358.75">
            <text:p>358.75</text:p>
          </table:table-cell>
          <table:table-cell office:value-type="float" office:value="0.0417743203774433">
            <text:p>0.0417743204</text:p>
          </table:table-cell>
          <table:table-cell office:value-type="float" office:value="0.0180562287930199">
            <text:p>0.0180562288</text:p>
          </table:table-cell>
          <table:table-cell office:value-type="float" office:value="0.0185563544199038">
            <text:p>0.0185563544</text:p>
          </table:table-cell>
          <table:table-cell office:value-type="float" office:value="1.14963050525333">
            <text:p>1.1496305053</text:p>
          </table:table-cell>
          <table:table-cell office:value-type="float" office:value="1.06383581447609">
            <text:p>1.0638358145</text:p>
          </table:table-cell>
          <table:table-cell office:value-type="float" office:value="1.0656221435168">
            <text:p>1.0656221435</text:p>
          </table:table-cell>
          <table:table-cell office:value-type="float" office:value="16.936871770154">
            <text:p>16.93687177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39">
            <text:p>239</text:p>
          </table:table-cell>
          <table:table-cell office:value-type="float" office:value="283">
            <text:p>283</text:p>
          </table:table-cell>
          <table:table-cell office:value-type="float" office:value="9802">
            <text:p>9802</text:p>
          </table:table-cell>
          <table:table-cell office:value-type="float" office:value="12790">
            <text:p>12790</text:p>
          </table:table-cell>
          <table:table-cell office:value-type="float" office:value="19857">
            <text:p>19857</text:p>
          </table:table-cell>
          <table:table-cell office:value-type="float" office:value="95.75">
            <text:p>95.75</text:p>
          </table:table-cell>
          <table:table-cell office:value-type="float" office:value="141.25">
            <text:p>141.25</text:p>
          </table:table-cell>
          <table:table-cell office:value-type="float" office:value="241.125">
            <text:p>241.125</text:p>
          </table:table-cell>
          <table:table-cell office:value-type="float" office:value="0.00976841460926342">
            <text:p>0.0097684146</text:p>
          </table:table-cell>
          <table:table-cell office:value-type="float" office:value="0.0110437842064113">
            <text:p>0.0110437842</text:p>
          </table:table-cell>
          <table:table-cell office:value-type="float" office:value="0.012143072971748">
            <text:p>0.012143073</text:p>
          </table:table-cell>
          <table:table-cell office:value-type="float" office:value="1.03437647810342">
            <text:p>1.0343764781</text:p>
          </table:table-cell>
          <table:table-cell office:value-type="float" office:value="1.03889229645485">
            <text:p>1.0388922965</text:p>
          </table:table-cell>
          <table:table-cell office:value-type="float" office:value="1.04278976567466">
            <text:p>1.04278976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table:number-columns-repeated="2" office:value-type="float" office:value="286">
            <text:p>286</text:p>
          </table:table-cell>
          <table:table-cell office:value-type="float" office:value="9072">
            <text:p>9072</text:p>
          </table:table-cell>
          <table:table-cell office:value-type="float" office:value="12482">
            <text:p>12482</text:p>
          </table:table-cell>
          <table:table-cell office:value-type="float" office:value="19872">
            <text:p>19872</text:p>
          </table:table-cell>
          <table:table-cell office:value-type="float" office:value="109">
            <text:p>109</text:p>
          </table:table-cell>
          <table:table-cell office:value-type="float" office:value="238.25">
            <text:p>238.25</text:p>
          </table:table-cell>
          <table:table-cell office:value-type="float" office:value="338.375">
            <text:p>338.375</text:p>
          </table:table-cell>
          <table:table-cell office:value-type="float" office:value="0.0120149911816578">
            <text:p>0.0120149912</text:p>
          </table:table-cell>
          <table:table-cell office:value-type="float" office:value="0.0190874859798109">
            <text:p>0.019087486</text:p>
          </table:table-cell>
          <table:table-cell office:value-type="float" office:value="0.0170277274557166">
            <text:p>0.0170277275</text:p>
          </table:table-cell>
          <table:table-cell office:value-type="float" office:value="1.04233541476147">
            <text:p>1.0423354148</text:p>
          </table:table-cell>
          <table:table-cell office:value-type="float" office:value="1.06752029188656">
            <text:p>1.0675202919</text:p>
          </table:table-cell>
          <table:table-cell office:value-type="float" office:value="1.06016533535953">
            <text:p>1.06016533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66">
            <text:p>266</text:p>
          </table:table-cell>
          <table:table-cell office:value-type="float" office:value="9032">
            <text:p>9032</text:p>
          </table:table-cell>
          <table:table-cell office:value-type="float" office:value="12556">
            <text:p>12556</text:p>
          </table:table-cell>
          <table:table-cell office:value-type="float" office:value="19843">
            <text:p>19843</text:p>
          </table:table-cell>
          <table:table-cell office:value-type="float" office:value="118">
            <text:p>118</text:p>
          </table:table-cell>
          <table:table-cell office:value-type="float" office:value="265.5">
            <text:p>265.5</text:p>
          </table:table-cell>
          <table:table-cell office:value-type="float" office:value="398.875">
            <text:p>398.875</text:p>
          </table:table-cell>
          <table:table-cell office:value-type="float" office:value="0.0130646589902569">
            <text:p>0.013064659</text:p>
          </table:table-cell>
          <table:table-cell office:value-type="float" office:value="0.0211452691940108">
            <text:p>0.0211452692</text:p>
          </table:table-cell>
          <table:table-cell office:value-type="float" office:value="0.0201015471450889">
            <text:p>0.0201015471</text:p>
          </table:table-cell>
          <table:table-cell office:value-type="float" office:value="1.04606084968238">
            <text:p>1.0460608497</text:p>
          </table:table-cell>
          <table:table-cell office:value-type="float" office:value="1.07488480210124">
            <text:p>1.0748848021</text:p>
          </table:table-cell>
          <table:table-cell office:value-type="float" office:value="1.07114739651516">
            <text:p>1.0711473965</text:p>
          </table:table-cell>
          <table:table-cell office:value-type="float" office:value="0">
            <text:p>0</text:p>
          </table:table-cell>
          <table:table-cell office:value-type="float" office:value="33.1256135188797">
            <text:p>33.1256135189</text:p>
          </table:table-cell>
          <table:table-cell office:value-type="float" office:value="34.8277041755803">
            <text:p>34.8277041756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9435">
            <text:p>9435</text:p>
          </table:table-cell>
          <table:table-cell office:value-type="float" office:value="13934">
            <text:p>13934</text:p>
          </table:table-cell>
          <table:table-cell office:value-type="float" office:value="19863">
            <text:p>19863</text:p>
          </table:table-cell>
          <table:table-cell office:value-type="float" office:value="186">
            <text:p>186</text:p>
          </table:table-cell>
          <table:table-cell office:value-type="float" office:value="233">
            <text:p>233</text:p>
          </table:table-cell>
          <table:table-cell office:value-type="float" office:value="226.25">
            <text:p>226.25</text:p>
          </table:table-cell>
          <table:table-cell office:value-type="float" office:value="0.0197138314785374">
            <text:p>0.0197138315</text:p>
          </table:table-cell>
          <table:table-cell office:value-type="float" office:value="0.016721687957514">
            <text:p>0.016721688</text:p>
          </table:table-cell>
          <table:table-cell office:value-type="float" office:value="0.0113905250969139">
            <text:p>0.0113905251</text:p>
          </table:table-cell>
          <table:table-cell office:value-type="float" office:value="1.06976013507195">
            <text:p>1.0697601351</text:p>
          </table:table-cell>
          <table:table-cell office:value-type="float" office:value="1.05907395295367">
            <text:p>1.059073953</text:p>
          </table:table-cell>
          <table:table-cell office:value-type="float" office:value="1.04012113620069">
            <text:p>1.04012113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92">
            <text:p>192</text:p>
          </table:table-cell>
          <table:table-cell office:value-type="float" office:value="269">
            <text:p>269</text:p>
          </table:table-cell>
          <table:table-cell office:value-type="float" office:value="9362">
            <text:p>9362</text:p>
          </table:table-cell>
          <table:table-cell office:value-type="float" office:value="13730">
            <text:p>13730</text:p>
          </table:table-cell>
          <table:table-cell office:value-type="float" office:value="19179">
            <text:p>19179</text:p>
          </table:table-cell>
          <table:table-cell office:value-type="float" office:value="99.5">
            <text:p>99.5</text:p>
          </table:table-cell>
          <table:table-cell office:value-type="float" office:value="132.625">
            <text:p>132.625</text:p>
          </table:table-cell>
          <table:table-cell office:value-type="float" office:value="206.25">
            <text:p>206.25</text:p>
          </table:table-cell>
          <table:table-cell office:value-type="float" office:value="0.010628070925016">
            <text:p>0.0106280709</text:p>
          </table:table-cell>
          <table:table-cell office:value-type="float" office:value="0.00965950473415878">
            <text:p>0.0096595047</text:p>
          </table:table-cell>
          <table:table-cell office:value-type="float" office:value="0.0107539496324104">
            <text:p>0.0107539496</text:p>
          </table:table-cell>
          <table:table-cell office:value-type="float" office:value="1.03741964178507">
            <text:p>1.0374196418</text:p>
          </table:table-cell>
          <table:table-cell office:value-type="float" office:value="1.03399114639171">
            <text:p>1.0339911464</text:p>
          </table:table-cell>
          <table:table-cell office:value-type="float" office:value="1.03786549268152">
            <text:p>1.03786549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263">
            <text:p>263</text:p>
          </table:table-cell>
          <table:table-cell office:value-type="float" office:value="132">
            <text:p>132</text:p>
          </table:table-cell>
          <table:table-cell office:value-type="float" office:value="263">
            <text:p>263</text:p>
          </table:table-cell>
          <table:table-cell office:value-type="float" office:value="8963">
            <text:p>8963</text:p>
          </table:table-cell>
          <table:table-cell office:value-type="float" office:value="13438">
            <text:p>13438</text:p>
          </table:table-cell>
          <table:table-cell office:value-type="float" office:value="19287">
            <text:p>19287</text:p>
          </table:table-cell>
          <table:table-cell office:value-type="float" office:value="89.25">
            <text:p>89.25</text:p>
          </table:table-cell>
          <table:table-cell office:value-type="float" office:value="199.5">
            <text:p>199.5</text:p>
          </table:table-cell>
          <table:table-cell office:value-type="float" office:value="214">
            <text:p>214</text:p>
          </table:table-cell>
          <table:table-cell office:value-type="float" office:value="0.00995760348097735">
            <text:p>0.0099576035</text:p>
          </table:table-cell>
          <table:table-cell office:value-type="float" office:value="0.014845959220122">
            <text:p>0.0148459592</text:p>
          </table:table-cell>
          <table:table-cell office:value-type="float" office:value="0.0110955565925235">
            <text:p>0.0110955566</text:p>
          </table:table-cell>
          <table:table-cell office:value-type="float" office:value="1.03504595376291">
            <text:p>1.0350459538</text:p>
          </table:table-cell>
          <table:table-cell office:value-type="float" office:value="1.05239284618055">
            <text:p>1.0523928462</text:p>
          </table:table-cell>
          <table:table-cell office:value-type="float" office:value="1.03907574637098">
            <text:p>1.03907574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171">
            <text:p>171</text:p>
          </table:table-cell>
          <table:table-cell office:value-type="float" office:value="263">
            <text:p>263</text:p>
          </table:table-cell>
          <table:table-cell office:value-type="float" office:value="9356">
            <text:p>9356</text:p>
          </table:table-cell>
          <table:table-cell office:value-type="float" office:value="13964">
            <text:p>13964</text:p>
          </table:table-cell>
          <table:table-cell office:value-type="float" office:value="20207">
            <text:p>20207</text:p>
          </table:table-cell>
          <table:table-cell office:value-type="float" office:value="186.75">
            <text:p>186.75</text:p>
          </table:table-cell>
          <table:table-cell office:value-type="float" office:value="191.25">
            <text:p>191.25</text:p>
          </table:table-cell>
          <table:table-cell office:value-type="float" office:value="298.75">
            <text:p>298.75</text:p>
          </table:table-cell>
          <table:table-cell office:value-type="float" office:value="0.0199604531851218">
            <text:p>0.0199604532</text:p>
          </table:table-cell>
          <table:table-cell office:value-type="float" office:value="0.0136959323975938">
            <text:p>0.0136959324</text:p>
          </table:table-cell>
          <table:table-cell office:value-type="float" office:value="0.0147844806255258">
            <text:p>0.0147844806</text:p>
          </table:table-cell>
          <table:table-cell office:value-type="float" office:value="1.07064248874298">
            <text:p>1.0706424887</text:p>
          </table:table-cell>
          <table:table-cell office:value-type="float" office:value="1.04830341737749">
            <text:p>1.0483034174</text:p>
          </table:table-cell>
          <table:table-cell office:value-type="float" office:value="1.05217410068938">
            <text:p>1.05217410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159">
            <text:p>159</text:p>
          </table:table-cell>
          <table:table-cell table:number-columns-repeated="2" office:value-type="float" office:value="215">
            <text:p>215</text:p>
          </table:table-cell>
          <table:table-cell office:value-type="float" office:value="10520">
            <text:p>10520</text:p>
          </table:table-cell>
          <table:table-cell office:value-type="float" office:value="14168">
            <text:p>14168</text:p>
          </table:table-cell>
          <table:table-cell office:value-type="float" office:value="21086">
            <text:p>21086</text:p>
          </table:table-cell>
          <table:table-cell office:value-type="float" office:value="103.25">
            <text:p>103.25</text:p>
          </table:table-cell>
          <table:table-cell office:value-type="float" office:value="80.5">
            <text:p>80.5</text:p>
          </table:table-cell>
          <table:table-cell office:value-type="float" office:value="263.5">
            <text:p>263.5</text:p>
          </table:table-cell>
          <table:table-cell office:value-type="float" office:value="0.00981463878326996">
            <text:p>0.0098146388</text:p>
          </table:table-cell>
          <table:table-cell office:value-type="float" office:value="0.00568181818181818">
            <text:p>0.0056818182</text:p>
          </table:table-cell>
          <table:table-cell office:value-type="float" office:value="0.0124964431376269">
            <text:p>0.0124964431</text:p>
          </table:table-cell>
          <table:table-cell office:value-type="float" office:value="1.03454003692496">
            <text:p>1.0345400369</text:p>
          </table:table-cell>
          <table:table-cell office:value-type="float" office:value="1.01994963842975">
            <text:p>1.0199496384</text:p>
          </table:table-cell>
          <table:table-cell office:value-type="float" office:value="1.04404362672023">
            <text:p>1.04404362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10551">
            <text:p>10551</text:p>
          </table:table-cell>
          <table:table-cell office:value-type="float" office:value="13730">
            <text:p>13730</text:p>
          </table:table-cell>
          <table:table-cell office:value-type="float" office:value="20620">
            <text:p>20620</text:p>
          </table:table-cell>
          <table:table-cell office:value-type="float" office:value="-2.125">
            <text:p>-2.125</text:p>
          </table:table-cell>
          <table:table-cell office:value-type="float" office:value="132.625">
            <text:p>132.625</text:p>
          </table:table-cell>
          <table:table-cell office:value-type="float" office:value="534.625">
            <text:p>534.625</text:p>
          </table:table-cell>
          <table:table-cell office:value-type="float" office:value="-0.000201402710643541">
            <text:p>-0.0002014027</text:p>
          </table:table-cell>
          <table:table-cell office:value-type="float" office:value="0.00965950473415878">
            <text:p>0.0096595047</text:p>
          </table:table-cell>
          <table:table-cell office:value-type="float" office:value="0.0259274975751697">
            <text:p>0.0259274976</text:p>
          </table:table-cell>
          <table:table-cell office:value-type="float" office:value="0.999295170016329">
            <text:p>0.99929517</text:p>
          </table:table-cell>
          <table:table-cell office:value-type="float" office:value="1.03399114639171">
            <text:p>1.0339911464</text:p>
          </table:table-cell>
          <table:table-cell office:value-type="float" office:value="1.09206382236889">
            <text:p>1.0920638224</text:p>
          </table:table-cell>
          <table:table-cell table:number-columns-repeated="2" office:value-type="float" office:value="0">
            <text:p>0</text:p>
          </table:table-cell>
          <table:table-cell office:value-type="float" office:value="27.0791513868921">
            <text:p>27.0791513869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9">
            <text:p>239</text:p>
          </table:table-cell>
          <table:table-cell office:value-type="float" office:value="174">
            <text:p>174</text:p>
          </table:table-cell>
          <table:table-cell office:value-type="float" office:value="10201">
            <text:p>10201</text:p>
          </table:table-cell>
          <table:table-cell office:value-type="float" office:value="13639">
            <text:p>13639</text:p>
          </table:table-cell>
          <table:table-cell office:value-type="float" office:value="21608">
            <text:p>21608</text:p>
          </table:table-cell>
          <table:table-cell office:value-type="float" office:value="110.875">
            <text:p>110.875</text:p>
          </table:table-cell>
          <table:table-cell office:value-type="float" office:value="182">
            <text:p>182</text:p>
          </table:table-cell>
          <table:table-cell office:value-type="float" office:value="778.625">
            <text:p>778.625</text:p>
          </table:table-cell>
          <table:table-cell office:value-type="float" office:value="0.0108690324477992">
            <text:p>0.0108690324</text:p>
          </table:table-cell>
          <table:table-cell office:value-type="float" office:value="0.0133440868098834">
            <text:p>0.0133440868</text:p>
          </table:table-cell>
          <table:table-cell office:value-type="float" office:value="0.0360341077378749">
            <text:p>0.0360341077</text:p>
          </table:table-cell>
          <table:table-cell office:value-type="float" office:value="1.03827315986535">
            <text:p>1.0382731599</text:p>
          </table:table-cell>
          <table:table-cell office:value-type="float" office:value="1.04705331055406">
            <text:p>1.0470533106</text:p>
          </table:table-cell>
          <table:table-cell office:value-type="float" office:value="1.12866435264667">
            <text:p>1.1286643526</text:p>
          </table:table-cell>
          <table:table-cell table:number-columns-repeated="2" office:value-type="float" office:value="0">
            <text:p>0</text:p>
          </table:table-cell>
          <table:table-cell office:value-type="float" office:value="19.5803924218701">
            <text:p>19.5803924219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office:value-type="float" office:value="261">
            <text:p>261</text:p>
          </table:table-cell>
          <table:table-cell table:number-columns-repeated="2" office:value-type="float" office:value="363">
            <text:p>363</text:p>
          </table:table-cell>
          <table:table-cell office:value-type="float" office:value="10424">
            <text:p>10424</text:p>
          </table:table-cell>
          <table:table-cell office:value-type="float" office:value="14234">
            <text:p>14234</text:p>
          </table:table-cell>
          <table:table-cell office:value-type="float" office:value="22233">
            <text:p>22233</text:p>
          </table:table-cell>
          <table:table-cell office:value-type="float" office:value="126.25">
            <text:p>126.25</text:p>
          </table:table-cell>
          <table:table-cell office:value-type="float" office:value="189.5">
            <text:p>189.5</text:p>
          </table:table-cell>
          <table:table-cell office:value-type="float" office:value="341.875">
            <text:p>341.875</text:p>
          </table:table-cell>
          <table:table-cell office:value-type="float" office:value="0.0121114735226401">
            <text:p>0.0121114735</text:p>
          </table:table-cell>
          <table:table-cell office:value-type="float" office:value="0.0133131937614163">
            <text:p>0.0133131938</text:p>
          </table:table-cell>
          <table:table-cell office:value-type="float" office:value="0.0153769171951603">
            <text:p>0.0153769172</text:p>
          </table:table-cell>
          <table:table-cell office:value-type="float" office:value="1.04267766539938">
            <text:p>1.0426776654</text:p>
          </table:table-cell>
          <table:table-cell office:value-type="float" office:value="1.04694357077609">
            <text:p>1.0469435708</text:p>
          </table:table-cell>
          <table:table-cell office:value-type="float" office:value="1.05428265136462">
            <text:p>1.05428265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11">
            <text:p>211</text:p>
          </table:table-cell>
          <table:table-cell office:value-type="float" office:value="386">
            <text:p>386</text:p>
          </table:table-cell>
          <table:table-cell office:value-type="float" office:value="10304">
            <text:p>10304</text:p>
          </table:table-cell>
          <table:table-cell office:value-type="float" office:value="14702">
            <text:p>14702</text:p>
          </table:table-cell>
          <table:table-cell office:value-type="float" office:value="21987">
            <text:p>21987</text:p>
          </table:table-cell>
          <table:table-cell office:value-type="float" office:value="39.125">
            <text:p>39.125</text:p>
          </table:table-cell>
          <table:table-cell office:value-type="float" office:value="147.5">
            <text:p>147.5</text:p>
          </table:table-cell>
          <table:table-cell office:value-type="float" office:value="-7.625">
            <text:p>-7.625</text:p>
          </table:table-cell>
          <table:table-cell office:value-type="float" office:value="0.00379706909937888">
            <text:p>0.0037970691</text:p>
          </table:table-cell>
          <table:table-cell office:value-type="float" office:value="0.0100326486192355">
            <text:p>0.0100326486</text:p>
          </table:table-cell>
          <table:table-cell office:value-type="float" office:value="-0.000346795833901851">
            <text:p>-0.0003467958</text:p>
          </table:table-cell>
          <table:table-cell office:value-type="float" office:value="1.01331800060597">
            <text:p>1.0133180006</text:p>
          </table:table-cell>
          <table:table-cell office:value-type="float" office:value="1.03531155208243">
            <text:p>1.0353115521</text:p>
          </table:table-cell>
          <table:table-cell office:value-type="float" office:value="0.99878645030535">
            <text:p>0.99878645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880">
            <text:p>9880</text:p>
          </table:table-cell>
          <table:table-cell office:value-type="float" office:value="14760">
            <text:p>14760</text:p>
          </table:table-cell>
          <table:table-cell office:value-type="float" office:value="23118">
            <text:p>23118</text:p>
          </table:table-cell>
          <table:table-cell office:value-type="float" office:value="-2.625">
            <text:p>-2.625</text:p>
          </table:table-cell>
          <table:table-cell office:value-type="float" office:value="327">
            <text:p>327</text:p>
          </table:table-cell>
          <table:table-cell office:value-type="float" office:value="-268.875">
            <text:p>-268.875</text:p>
          </table:table-cell>
          <table:table-cell office:value-type="float" office:value="-0.000265688259109312">
            <text:p>-0.0002656883</text:p>
          </table:table-cell>
          <table:table-cell office:value-type="float" office:value="0.0221544715447154">
            <text:p>0.0221544715</text:p>
          </table:table-cell>
          <table:table-cell office:value-type="float" office:value="-0.0116305476252271">
            <text:p>-0.0116305476</text:p>
          </table:table-cell>
          <table:table-cell office:value-type="float" office:value="0.999070229450009">
            <text:p>0.9990702295</text:p>
          </table:table-cell>
          <table:table-cell office:value-type="float" office:value="1.07850265880098">
            <text:p>1.0785026588</text:p>
          </table:table-cell>
          <table:table-cell office:value-type="float" office:value="0.959558211802308">
            <text:p>0.9595582118</text:p>
          </table:table-cell>
          <table:table-cell office:value-type="float" office:value="0">
            <text:p>0</text:p>
          </table:table-cell>
          <table:table-cell office:value-type="float" office:value="31.6323182293386">
            <text:p>31.63231822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24">
            <text:p>224</text:p>
          </table:table-cell>
          <table:table-cell table:number-columns-repeated="2" office:value-type="float" office:value="410">
            <text:p>410</text:p>
          </table:table-cell>
          <table:table-cell office:value-type="float" office:value="9866">
            <text:p>9866</text:p>
          </table:table-cell>
          <table:table-cell office:value-type="float" office:value="15338">
            <text:p>15338</text:p>
          </table:table-cell>
          <table:table-cell office:value-type="float" office:value="25684">
            <text:p>25684</text:p>
          </table:table-cell>
          <table:table-cell office:value-type="float" office:value="98.5">
            <text:p>98.5</text:p>
          </table:table-cell>
          <table:table-cell office:value-type="float" office:value="-152">
            <text:p>-152</text:p>
          </table:table-cell>
          <table:table-cell office:value-type="float" office:value="-265.625">
            <text:p>-265.625</text:p>
          </table:table-cell>
          <table:table-cell office:value-type="float" office:value="0.00998378268801946">
            <text:p>0.0099837827</text:p>
          </table:table-cell>
          <table:table-cell office:value-type="float" office:value="-0.0099100273829704">
            <text:p>-0.0099100274</text:p>
          </table:table-cell>
          <table:table-cell office:value-type="float" office:value="-0.010342041738047">
            <text:p>-0.0103420417</text:p>
          </table:table-cell>
          <table:table-cell office:value-type="float" office:value="1.03513860420492">
            <text:p>1.0351386042</text:p>
          </table:table-cell>
          <table:table-cell office:value-type="float" office:value="0.965507393099357">
            <text:p>0.9655073931</text:p>
          </table:table-cell>
          <table:table-cell office:value-type="float" office:value="0.964012491258366">
            <text:p>0.9640124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48">
            <text:p>248</text:p>
          </table:table-cell>
          <table:table-cell office:value-type="float" office:value="442">
            <text:p>442</text:p>
          </table:table-cell>
          <table:table-cell office:value-type="float" office:value="10380">
            <text:p>10380</text:p>
          </table:table-cell>
          <table:table-cell office:value-type="float" office:value="15390">
            <text:p>15390</text:p>
          </table:table-cell>
          <table:table-cell office:value-type="float" office:value="22942">
            <text:p>22942</text:p>
          </table:table-cell>
          <table:table-cell office:value-type="float" office:value="121.625">
            <text:p>121.625</text:p>
          </table:table-cell>
          <table:table-cell office:value-type="float" office:value="247.5">
            <text:p>247.5</text:p>
          </table:table-cell>
          <table:table-cell office:value-type="float" office:value="-134.125">
            <text:p>-134.125</text:p>
          </table:table-cell>
          <table:table-cell office:value-type="float" office:value="0.0117172447013487">
            <text:p>0.0117172447</text:p>
          </table:table-cell>
          <table:table-cell office:value-type="float" office:value="0.0160818713450292">
            <text:p>0.0160818713</text:p>
          </table:table-cell>
          <table:table-cell office:value-type="float" office:value="-0.00584626449306948">
            <text:p>-0.0058462645</text:p>
          </table:table-cell>
          <table:table-cell office:value-type="float" office:value="1.04127945234857">
            <text:p>1.0412794523</text:p>
          </table:table-cell>
          <table:table-cell office:value-type="float" office:value="1.05679345781608">
            <text:p>1.0567934578</text:p>
          </table:table-cell>
          <table:table-cell office:value-type="float" office:value="0.979605064738962">
            <text:p>0.97960506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table:number-columns-repeated="2" office:value-type="float" office:value="494">
            <text:p>494</text:p>
          </table:table-cell>
          <table:table-cell office:value-type="float" office:value="10833">
            <text:p>10833</text:p>
          </table:table-cell>
          <table:table-cell office:value-type="float" office:value="14992">
            <text:p>14992</text:p>
          </table:table-cell>
          <table:table-cell office:value-type="float" office:value="21354">
            <text:p>21354</text:p>
          </table:table-cell>
          <table:table-cell office:value-type="float" office:value="117">
            <text:p>117</text:p>
          </table:table-cell>
          <table:table-cell office:value-type="float" office:value="-61">
            <text:p>-61</text:p>
          </table:table-cell>
          <table:table-cell office:value-type="float" office:value="37.75">
            <text:p>37.75</text:p>
          </table:table-cell>
          <table:table-cell office:value-type="float" office:value="0.0108003323179175">
            <text:p>0.0108003323</text:p>
          </table:table-cell>
          <table:table-cell office:value-type="float" office:value="-0.00406883671291355">
            <text:p>-0.0040688367</text:p>
          </table:table-cell>
          <table:table-cell office:value-type="float" office:value="0.00176781867565796">
            <text:p>0.0017678187</text:p>
          </table:table-cell>
          <table:table-cell office:value-type="float" office:value="1.03802979158194">
            <text:p>1.0380297916</text:p>
          </table:table-cell>
          <table:table-cell office:value-type="float" office:value="0.985791520151907">
            <text:p>0.9857915202</text:p>
          </table:table-cell>
          <table:table-cell office:value-type="float" office:value="1.00619349072323">
            <text:p>1.00619349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551">
            <text:p>551</text:p>
          </table:table-cell>
          <table:table-cell office:value-type="float" office:value="10200">
            <text:p>10200</text:p>
          </table:table-cell>
          <table:table-cell office:value-type="float" office:value="14091">
            <text:p>14091</text:p>
          </table:table-cell>
          <table:table-cell office:value-type="float" office:value="22248">
            <text:p>22248</text:p>
          </table:table-cell>
          <table:table-cell office:value-type="float" office:value="-111.375">
            <text:p>-111.375</text:p>
          </table:table-cell>
          <table:table-cell office:value-type="float" office:value="-217.125">
            <text:p>-217.125</text:p>
          </table:table-cell>
          <table:table-cell office:value-type="float" office:value="-128.625">
            <text:p>-128.625</text:p>
          </table:table-cell>
          <table:table-cell office:value-type="float" office:value="-0.0109191176470588">
            <text:p>-0.0109191176</text:p>
          </table:table-cell>
          <table:table-cell office:value-type="float" office:value="-0.0154087715563125">
            <text:p>-0.0154087716</text:p>
          </table:table-cell>
          <table:table-cell office:value-type="float" office:value="-0.00578141855447681">
            <text:p>-0.0057814186</text:p>
          </table:table-cell>
          <table:table-cell office:value-type="float" office:value="0.962016773410467">
            <text:p>0.9620167734</text:p>
          </table:table-cell>
          <table:table-cell office:value-type="float" office:value="0.94653466282502">
            <text:p>0.9465346628</text:p>
          </table:table-cell>
          <table:table-cell office:value-type="float" office:value="0.979830547668315">
            <text:p>0.97983054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571">
            <text:p>571</text:p>
          </table:table-cell>
          <table:table-cell office:value-type="float" office:value="10311">
            <text:p>10311</text:p>
          </table:table-cell>
          <table:table-cell office:value-type="float" office:value="14792">
            <text:p>14792</text:p>
          </table:table-cell>
          <table:table-cell office:value-type="float" office:value="24816">
            <text:p>24816</text:p>
          </table:table-cell>
          <table:table-cell office:value-type="float" office:value="-478.375">
            <text:p>-478.375</text:p>
          </table:table-cell>
          <table:table-cell office:value-type="float" office:value="526.5">
            <text:p>526.5</text:p>
          </table:table-cell>
          <table:table-cell office:value-type="float" office:value="-58.625">
            <text:p>-58.625</text:p>
          </table:table-cell>
          <table:table-cell office:value-type="float" office:value="-0.0463946270972748">
            <text:p>-0.0463946271</text:p>
          </table:table-cell>
          <table:table-cell office:value-type="float" office:value="0.0355935640886966">
            <text:p>0.0355935641</text:p>
          </table:table-cell>
          <table:table-cell office:value-type="float" office:value="-0.00236238716956802">
            <text:p>-0.0023623872</text:p>
          </table:table-cell>
          <table:table-cell office:value-type="float" office:value="0.841837629549589">
            <text:p>0.8418376295</text:p>
          </table:table-cell>
          <table:table-cell office:value-type="float" office:value="1.12706060184733">
            <text:p>1.1270606018</text:p>
          </table:table-cell>
          <table:table-cell office:value-type="float" office:value="0.991742583417864">
            <text:p>0.9917425834</text:p>
          </table:table-cell>
          <table:table-cell office:value-type="float" office:value="-14.5909293294376">
            <text:p>-14.5909293294</text:p>
          </table:table-cell>
          <table:table-cell office:value-type="float" office:value="19.8185004091946">
            <text:p>19.81850040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24">
            <text:p>424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10980">
            <text:p>10980</text:p>
          </table:table-cell>
          <table:table-cell office:value-type="float" office:value="15225">
            <text:p>15225</text:p>
          </table:table-cell>
          <table:table-cell office:value-type="float" office:value="22543">
            <text:p>22543</text:p>
          </table:table-cell>
          <table:table-cell office:value-type="float" office:value="20.25">
            <text:p>20.25</text:p>
          </table:table-cell>
          <table:table-cell office:value-type="float" office:value="-42">
            <text:p>-42</text:p>
          </table:table-cell>
          <table:table-cell office:value-type="float" office:value="-137.25">
            <text:p>-137.25</text:p>
          </table:table-cell>
          <table:table-cell office:value-type="float" office:value="0.00184426229508197">
            <text:p>0.0018442623</text:p>
          </table:table-cell>
          <table:table-cell office:value-type="float" office:value="-0.00275862068965517">
            <text:p>-0.0027586207</text:p>
          </table:table-cell>
          <table:table-cell office:value-type="float" office:value="-0.00608836445903385">
            <text:p>-0.0060883645</text:p>
          </table:table-cell>
          <table:table-cell office:value-type="float" office:value="1.00646158458748">
            <text:p>1.0064615846</text:p>
          </table:table-cell>
          <table:table-cell office:value-type="float" office:value="0.990359743162901">
            <text:p>0.9903597432</text:p>
          </table:table-cell>
          <table:table-cell office:value-type="float" office:value="0.978763378029682">
            <text:p>0.9787633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559">
            <text:p>559</text:p>
          </table:table-cell>
          <table:table-cell office:value-type="float" office:value="722">
            <text:p>722</text:p>
          </table:table-cell>
          <table:table-cell office:value-type="float" office:value="10773">
            <text:p>10773</text:p>
          </table:table-cell>
          <table:table-cell office:value-type="float" office:value="14868">
            <text:p>14868</text:p>
          </table:table-cell>
          <table:table-cell office:value-type="float" office:value="21712">
            <text:p>21712</text:p>
          </table:table-cell>
          <table:table-cell office:value-type="float" office:value="28.75">
            <text:p>28.75</text:p>
          </table:table-cell>
          <table:table-cell office:value-type="float" office:value="197.375">
            <text:p>197.375</text:p>
          </table:table-cell>
          <table:table-cell office:value-type="float" office:value="349.25">
            <text:p>349.25</text:p>
          </table:table-cell>
          <table:table-cell office:value-type="float" office:value="0.00266870880905969">
            <text:p>0.0026687088</text:p>
          </table:table-cell>
          <table:table-cell office:value-type="float" office:value="0.0132751546946462">
            <text:p>0.0132751547</text:p>
          </table:table-cell>
          <table:table-cell office:value-type="float" office:value="0.0160855747973471">
            <text:p>0.0160855748</text:p>
          </table:table-cell>
          <table:table-cell office:value-type="float" office:value="1.00935443996486">
            <text:p>1.00935444</text:p>
          </table:table-cell>
          <table:table-cell office:value-type="float" office:value="1.04680845170631">
            <text:p>1.0468084517</text:p>
          </table:table-cell>
          <table:table-cell office:value-type="float" office:value="1.05680665339517">
            <text:p>1.05680665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3">
            <text:p>3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727">
            <text:p>727</text:p>
          </table:table-cell>
          <table:table-cell office:value-type="float" office:value="9264">
            <text:p>9264</text:p>
          </table:table-cell>
          <table:table-cell office:value-type="float" office:value="14973">
            <text:p>14973</text:p>
          </table:table-cell>
          <table:table-cell office:value-type="float" office:value="21896">
            <text:p>21896</text:p>
          </table:table-cell>
          <table:table-cell office:value-type="float" office:value="-393.75">
            <text:p>-393.75</text:p>
          </table:table-cell>
          <table:table-cell office:value-type="float" office:value="354.375">
            <text:p>354.375</text:p>
          </table:table-cell>
          <table:table-cell office:value-type="float" office:value="730.25">
            <text:p>730.25</text:p>
          </table:table-cell>
          <table:table-cell office:value-type="float" office:value="-0.0425032383419689">
            <text:p>-0.0425032383</text:p>
          </table:table-cell>
          <table:table-cell office:value-type="float" office:value="0.0236676016830295">
            <text:p>0.0236676017</text:p>
          </table:table-cell>
          <table:table-cell office:value-type="float" office:value="0.0333508403361345">
            <text:p>0.0333508403</text:p>
          </table:table-cell>
          <table:table-cell office:value-type="float" office:value="0.854779455331435">
            <text:p>0.8547794553</text:p>
          </table:table-cell>
          <table:table-cell office:value-type="float" office:value="1.08393451041468">
            <text:p>1.0839345104</text:p>
          </table:table-cell>
          <table:table-cell office:value-type="float" office:value="1.11890800713668">
            <text:p>1.1189080071</text:p>
          </table:table-cell>
          <table:table-cell office:value-type="float" office:value="-15.9590205117463">
            <text:p>-15.9590205117</text:p>
          </table:table-cell>
          <table:table-cell office:value-type="float" office:value="29.6319744199748">
            <text:p>29.63197442</text:p>
          </table:table-cell>
          <table:table-cell office:value-type="float" office:value="21.1281783443873">
            <text:p>21.128178344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44">
            <text:p>444</text:p>
          </table:table-cell>
          <table:table-cell table:number-columns-repeated="2" office:value-type="float" office:value="749">
            <text:p>749</text:p>
          </table:table-cell>
          <table:table-cell office:value-type="float" office:value="9600">
            <text:p>9600</text:p>
          </table:table-cell>
          <table:table-cell office:value-type="float" office:value="15587">
            <text:p>15587</text:p>
          </table:table-cell>
          <table:table-cell office:value-type="float" office:value="24227">
            <text:p>24227</text:p>
          </table:table-cell>
          <table:table-cell office:value-type="float" office:value="-521.75">
            <text:p>-521.75</text:p>
          </table:table-cell>
          <table:table-cell office:value-type="float" office:value="287.625">
            <text:p>287.625</text:p>
          </table:table-cell>
          <table:table-cell office:value-type="float" office:value="-197.875">
            <text:p>-197.875</text:p>
          </table:table-cell>
          <table:table-cell office:value-type="float" office:value="-0.0543489583333333">
            <text:p>-0.0543489583</text:p>
          </table:table-cell>
          <table:table-cell office:value-type="float" office:value="0.0184528773978315">
            <text:p>0.0184528774</text:p>
          </table:table-cell>
          <table:table-cell office:value-type="float" office:value="-0.00816754034754613">
            <text:p>-0.0081675403</text:p>
          </table:table-cell>
          <table:table-cell office:value-type="float" office:value="0.815568112006293">
            <text:p>0.815568112</text:p>
          </table:table-cell>
          <table:table-cell office:value-type="float" office:value="1.06525246791356">
            <text:p>1.0652524679</text:p>
          </table:table-cell>
          <table:table-cell office:value-type="float" office:value="0.971544357865633">
            <text:p>0.9715443579</text:p>
          </table:table-cell>
          <table:table-cell office:value-type="float" office:value="-12.4038411481149">
            <text:p>-12.40384114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21">
            <text:p>521</text:p>
          </table:table-cell>
          <table:table-cell office:value-type="float" office:value="644">
            <text:p>644</text:p>
          </table:table-cell>
          <table:table-cell office:value-type="float" office:value="852">
            <text:p>852</text:p>
          </table:table-cell>
          <table:table-cell office:value-type="float" office:value="10384">
            <text:p>10384</text:p>
          </table:table-cell>
          <table:table-cell office:value-type="float" office:value="15477">
            <text:p>15477</text:p>
          </table:table-cell>
          <table:table-cell office:value-type="float" office:value="23414">
            <text:p>23414</text:p>
          </table:table-cell>
          <table:table-cell office:value-type="float" office:value="-508.625">
            <text:p>-508.625</text:p>
          </table:table-cell>
          <table:table-cell office:value-type="float" office:value="-549.625">
            <text:p>-549.625</text:p>
          </table:table-cell>
          <table:table-cell office:value-type="float" office:value="672.75">
            <text:p>672.75</text:p>
          </table:table-cell>
          <table:table-cell office:value-type="float" office:value="-0.0489816063174114">
            <text:p>-0.0489816063</text:p>
          </table:table-cell>
          <table:table-cell office:value-type="float" office:value="-0.0355123731989404">
            <text:p>-0.0355123732</text:p>
          </table:table-cell>
          <table:table-cell office:value-type="float" office:value="0.0287328094302554">
            <text:p>0.0287328094</text:p>
          </table:table-cell>
          <table:table-cell office:value-type="float" office:value="0.833266805493631">
            <text:p>0.8332668055</text:p>
          </table:table-cell>
          <table:table-cell office:value-type="float" office:value="0.878178505958142">
            <text:p>0.878178506</text:p>
          </table:table-cell>
          <table:table-cell office:value-type="float" office:value="1.10218295870789">
            <text:p>1.1021829587</text:p>
          </table:table-cell>
          <table:table-cell office:value-type="float" office:value="-13.8016985155104">
            <text:p>-13.8016985155</text:p>
          </table:table-cell>
          <table:table-cell office:value-type="float" office:value="-19.1698075798315">
            <text:p>-19.1698075798</text:p>
          </table:table-cell>
          <table:table-cell office:value-type="float" office:value="24.4688289538622">
            <text:p>24.468828953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45">
            <text:p>445</text:p>
          </table:table-cell>
          <table:table-cell office:value-type="float" office:value="578">
            <text:p>578</text:p>
          </table:table-cell>
          <table:table-cell office:value-type="float" office:value="803">
            <text:p>803</text:p>
          </table:table-cell>
          <table:table-cell office:value-type="float" office:value="9856">
            <text:p>9856</text:p>
          </table:table-cell>
          <table:table-cell office:value-type="float" office:value="14792">
            <text:p>14792</text:p>
          </table:table-cell>
          <table:table-cell office:value-type="float" office:value="24234">
            <text:p>24234</text:p>
          </table:table-cell>
          <table:table-cell office:value-type="float" office:value="-485.5">
            <text:p>-485.5</text:p>
          </table:table-cell>
          <table:table-cell office:value-type="float" office:value="-78.75">
            <text:p>-78.75</text:p>
          </table:table-cell>
          <table:table-cell office:value-type="float" office:value="588">
            <text:p>588</text:p>
          </table:table-cell>
          <table:table-cell office:value-type="float" office:value="-0.0492593344155844">
            <text:p>-0.0492593344</text:p>
          </table:table-cell>
          <table:table-cell office:value-type="float" office:value="-0.00532382368848026">
            <text:p>-0.0053238237</text:p>
          </table:table-cell>
          <table:table-cell office:value-type="float" office:value="0.024263431542461">
            <text:p>0.0242634315</text:p>
          </table:table-cell>
          <table:table-cell office:value-type="float" office:value="0.832348234318505">
            <text:p>0.8323482343</text:p>
          </table:table-cell>
          <table:table-cell office:value-type="float" office:value="0.981422169563705">
            <text:p>0.9814221696</text:p>
          </table:table-cell>
          <table:table-cell office:value-type="float" office:value="1.08607589005464">
            <text:p>1.0860758901</text:p>
          </table:table-cell>
          <table:table-cell office:value-type="float" office:value="-13.7218961931452">
            <text:p>-13.7218961931</text:p>
          </table:table-cell>
          <table:table-cell office:value-type="float" office:value="0">
            <text:p>0</text:p>
          </table:table-cell>
          <table:table-cell office:value-type="float" office:value="28.9127547670402">
            <text:p>28.91275476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63">
            <text:p>463</text:p>
          </table:table-cell>
          <table:table-cell office:value-type="float" office:value="847">
            <text:p>847</text:p>
          </table:table-cell>
          <table:table-cell office:value-type="float" office:value="7980">
            <text:p>7980</text:p>
          </table:table-cell>
          <table:table-cell office:value-type="float" office:value="14475">
            <text:p>14475</text:p>
          </table:table-cell>
          <table:table-cell office:value-type="float" office:value="24423">
            <text:p>24423</text:p>
          </table:table-cell>
          <table:table-cell office:value-type="float" office:value="-608.625">
            <text:p>-608.625</text:p>
          </table:table-cell>
          <table:table-cell office:value-type="float" office:value="187.5">
            <text:p>187.5</text:p>
          </table:table-cell>
          <table:table-cell office:value-type="float" office:value="462">
            <text:p>462</text:p>
          </table:table-cell>
          <table:table-cell office:value-type="float" office:value="-0.0762687969924812">
            <text:p>-0.076268797</text:p>
          </table:table-cell>
          <table:table-cell office:value-type="float" office:value="0.0129533678756477">
            <text:p>0.0129533679</text:p>
          </table:table-cell>
          <table:table-cell office:value-type="float" office:value="0.0189165950128977">
            <text:p>0.018916595</text:p>
          </table:table-cell>
          <table:table-cell office:value-type="float" office:value="0.744460392139889">
            <text:p>0.7444603921</text:p>
          </table:table-cell>
          <table:table-cell office:value-type="float" office:value="1.04566565545384">
            <text:p>1.0456656555</text:p>
          </table:table-cell>
          <table:table-cell office:value-type="float" office:value="1.06690944417623">
            <text:p>1.0669094442</text:p>
          </table:table-cell>
          <table:table-cell office:value-type="float" office:value="-8.73705878900196">
            <text:p>-8.7370587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08">
            <text:p>508</text:p>
          </table:table-cell>
          <table:table-cell office:value-type="float" office:value="920">
            <text:p>920</text:p>
          </table:table-cell>
          <table:table-cell office:value-type="float" office:value="8162">
            <text:p>8162</text:p>
          </table:table-cell>
          <table:table-cell office:value-type="float" office:value="15000">
            <text:p>15000</text:p>
          </table:table-cell>
          <table:table-cell office:value-type="float" office:value="25415">
            <text:p>25415</text:p>
          </table:table-cell>
          <table:table-cell office:value-type="float" office:value="-698.75">
            <text:p>-698.75</text:p>
          </table:table-cell>
          <table:table-cell office:value-type="float" office:value="203.125">
            <text:p>203.125</text:p>
          </table:table-cell>
          <table:table-cell office:value-type="float" office:value="684.25">
            <text:p>684.25</text:p>
          </table:table-cell>
          <table:table-cell office:value-type="float" office:value="-0.0856101445724087">
            <text:p>-0.0856101446</text:p>
          </table:table-cell>
          <table:table-cell office:value-type="float" office:value="0.0135416666666667">
            <text:p>0.0135416667</text:p>
          </table:table-cell>
          <table:table-cell office:value-type="float" office:value="0.0269230769230769">
            <text:p>0.0269230769</text:p>
          </table:table-cell>
          <table:table-cell office:value-type="float" office:value="0.714729523829839">
            <text:p>0.7147295238</text:p>
          </table:table-cell>
          <table:table-cell office:value-type="float" office:value="1.04775525173611">
            <text:p>1.0477552517</text:p>
          </table:table-cell>
          <table:table-cell office:value-type="float" office:value="1.09565147928994">
            <text:p>1.0956514793</text:p>
          </table:table-cell>
          <table:table-cell office:value-type="float" office:value="-7.74481173539846">
            <text:p>-7.7448117354</text:p>
          </table:table-cell>
          <table:table-cell office:value-type="float" office:value="0">
            <text:p>0</text:p>
          </table:table-cell>
          <table:table-cell office:value-type="float" office:value="26.0905057431666">
            <text:p>26.090505743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3">
            <text:p>3</text:p>
          </table:table-cell>
          <table:table-cell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944">
            <text:p>944</text:p>
          </table:table-cell>
          <table:table-cell office:value-type="float" office:value="7280">
            <text:p>7280</text:p>
          </table:table-cell>
          <table:table-cell office:value-type="float" office:value="14744">
            <text:p>14744</text:p>
          </table:table-cell>
          <table:table-cell office:value-type="float" office:value="26542">
            <text:p>26542</text:p>
          </table:table-cell>
          <table:table-cell office:value-type="float" office:value="-473.5">
            <text:p>-473.5</text:p>
          </table:table-cell>
          <table:table-cell office:value-type="float" office:value="-109.25">
            <text:p>-109.25</text:p>
          </table:table-cell>
          <table:table-cell office:value-type="float" office:value="644">
            <text:p>644</text:p>
          </table:table-cell>
          <table:table-cell office:value-type="float" office:value="-0.0650412087912088">
            <text:p>-0.0650412088</text:p>
          </table:table-cell>
          <table:table-cell office:value-type="float" office:value="-0.00740979381443299">
            <text:p>-0.0074097938</text:p>
          </table:table-cell>
          <table:table-cell office:value-type="float" office:value="0.024263431542461">
            <text:p>0.0242634315</text:p>
          </table:table-cell>
          <table:table-cell office:value-type="float" office:value="0.780647272559172">
            <text:p>0.7806472726</text:p>
          </table:table-cell>
          <table:table-cell office:value-type="float" office:value="0.974173335536454">
            <text:p>0.9741733355</text:p>
          </table:table-cell>
          <table:table-cell office:value-type="float" office:value="1.08607589005464">
            <text:p>1.0860758901</text:p>
          </table:table-cell>
          <table:table-cell office:value-type="float" office:value="-10.3065884356749">
            <text:p>-10.3065884357</text:p>
          </table:table-cell>
          <table:table-cell office:value-type="float" office:value="0">
            <text:p>0</text:p>
          </table:table-cell>
          <table:table-cell office:value-type="float" office:value="28.9127547670402">
            <text:p>28.91275476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3">
            <text:p>3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6552">
            <text:p>6552</text:p>
          </table:table-cell>
          <table:table-cell office:value-type="float" office:value="14508">
            <text:p>14508</text:p>
          </table:table-cell>
          <table:table-cell office:value-type="float" office:value="26749">
            <text:p>26749</text:p>
          </table:table-cell>
          <table:table-cell office:value-type="float" office:value="-361.5">
            <text:p>-361.5</text:p>
          </table:table-cell>
          <table:table-cell office:value-type="float" office:value="236.25">
            <text:p>236.25</text:p>
          </table:table-cell>
          <table:table-cell office:value-type="float" office:value="506">
            <text:p>506</text:p>
          </table:table-cell>
          <table:table-cell office:value-type="float" office:value="-0.0551739926739927">
            <text:p>-0.0551739927</text:p>
          </table:table-cell>
          <table:table-cell office:value-type="float" office:value="0.0162841191066998">
            <text:p>0.0162841191</text:p>
          </table:table-cell>
          <table:table-cell office:value-type="float" office:value="0.0189165950128977">
            <text:p>0.018916595</text:p>
          </table:table-cell>
          <table:table-cell office:value-type="float" office:value="0.812857597797502">
            <text:p>0.8128575978</text:p>
          </table:table-cell>
          <table:table-cell office:value-type="float" office:value="1.05751415504221">
            <text:p>1.057514155</text:p>
          </table:table-cell>
          <table:table-cell office:value-type="float" office:value="1.06690944417623">
            <text:p>1.0669094442</text:p>
          </table:table-cell>
          <table:table-cell office:value-type="float" office:value="-12.2130814494158">
            <text:p>-12.21308144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023">
            <text:p>1023</text:p>
          </table:table-cell>
          <table:table-cell office:value-type="float" office:value="7140">
            <text:p>7140</text:p>
          </table:table-cell>
          <table:table-cell office:value-type="float" office:value="14649">
            <text:p>14649</text:p>
          </table:table-cell>
          <table:table-cell office:value-type="float" office:value="27577">
            <text:p>27577</text:p>
          </table:table-cell>
          <table:table-cell office:value-type="float" office:value="77">
            <text:p>77</text:p>
          </table:table-cell>
          <table:table-cell office:value-type="float" office:value="142.5">
            <text:p>142.5</text:p>
          </table:table-cell>
          <table:table-cell office:value-type="float" office:value="508.875">
            <text:p>508.875</text:p>
          </table:table-cell>
          <table:table-cell office:value-type="float" office:value="0.0107843137254902">
            <text:p>0.0107843137</text:p>
          </table:table-cell>
          <table:table-cell office:value-type="float" office:value="0.00972762645914397">
            <text:p>0.0097276265</text:p>
          </table:table-cell>
          <table:table-cell office:value-type="float" office:value="0.0184528773978315">
            <text:p>0.0184528774</text:p>
          </table:table-cell>
          <table:table-cell office:value-type="float" office:value="1.03797304882737">
            <text:p>1.0379730488</text:p>
          </table:table-cell>
          <table:table-cell office:value-type="float" office:value="1.0342321609714">
            <text:p>1.034232161</text:p>
          </table:table-cell>
          <table:table-cell office:value-type="float" office:value="1.06525246791356">
            <text:p>1.06525246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3">
            <text:p>3</text:p>
          </table:table-cell>
          <table:table-cell office:value-type="float" office:value="513">
            <text:p>513</text:p>
          </table:table-cell>
          <table:table-cell office:value-type="float" office:value="708">
            <text:p>708</text:p>
          </table:table-cell>
          <table:table-cell office:value-type="float" office:value="1018">
            <text:p>1018</text:p>
          </table:table-cell>
          <table:table-cell office:value-type="float" office:value="7560">
            <text:p>7560</text:p>
          </table:table-cell>
          <table:table-cell office:value-type="float" office:value="15257">
            <text:p>15257</text:p>
          </table:table-cell>
          <table:table-cell office:value-type="float" office:value="29003">
            <text:p>29003</text:p>
          </table:table-cell>
          <table:table-cell office:value-type="float" office:value="-19.25">
            <text:p>-19.25</text:p>
          </table:table-cell>
          <table:table-cell office:value-type="float" office:value="-2.375">
            <text:p>-2.375</text:p>
          </table:table-cell>
          <table:table-cell office:value-type="float" office:value="221.375">
            <text:p>221.375</text:p>
          </table:table-cell>
          <table:table-cell office:value-type="float" office:value="-0.0025462962962963">
            <text:p>-0.0025462963</text:p>
          </table:table-cell>
          <table:table-cell office:value-type="float" office:value="-0.000155666251556663">
            <text:p>-0.0001556663</text:p>
          </table:table-cell>
          <table:table-cell office:value-type="float" office:value="0.00763283108643933">
            <text:p>0.0076328311</text:p>
          </table:table-cell>
          <table:table-cell office:value-type="float" office:value="0.991100670867627">
            <text:p>0.9911006709</text:p>
          </table:table-cell>
          <table:table-cell office:value-type="float" office:value="0.999455215614236">
            <text:p>0.9994552156</text:p>
          </table:table-cell>
          <table:table-cell office:value-type="float" office:value="1.02682909861891">
            <text:p>1.02682909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3">
            <text:p>3</text:p>
          </table:table-cell>
          <table:table-cell office:value-type="float" office:value="510">
            <text:p>510</text:p>
          </table:table-cell>
          <table:table-cell table:number-columns-repeated="2" office:value-type="float" office:value="1033">
            <text:p>1033</text:p>
          </table:table-cell>
          <table:table-cell office:value-type="float" office:value="8078">
            <text:p>8078</text:p>
          </table:table-cell>
          <table:table-cell office:value-type="float" office:value="14904">
            <text:p>14904</text:p>
          </table:table-cell>
          <table:table-cell office:value-type="float" office:value="28566">
            <text:p>28566</text:p>
          </table:table-cell>
          <table:table-cell office:value-type="float" office:value="75.25">
            <text:p>75.25</text:p>
          </table:table-cell>
          <table:table-cell office:value-type="float" office:value="-27">
            <text:p>-27</text:p>
          </table:table-cell>
          <table:table-cell office:value-type="float" office:value="-51.75">
            <text:p>-51.75</text:p>
          </table:table-cell>
          <table:table-cell office:value-type="float" office:value="0.00931542461005199">
            <text:p>0.0093154246</text:p>
          </table:table-cell>
          <table:table-cell table:number-columns-repeated="2" office:value-type="float" office:value="-0.00181159420289855">
            <text:p>-0.0018115942</text:p>
          </table:table-cell>
          <table:table-cell office:value-type="float" office:value="1.03277406932109">
            <text:p>1.0327740693</text:p>
          </table:table-cell>
          <table:table-cell table:number-columns-repeated="2" office:value-type="float" office:value="0.993665852762025">
            <text:p>0.99366585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7488">
            <text:p>7488</text:p>
          </table:table-cell>
          <table:table-cell office:value-type="float" office:value="14500">
            <text:p>14500</text:p>
          </table:table-cell>
          <table:table-cell office:value-type="float" office:value="27807">
            <text:p>27807</text:p>
          </table:table-cell>
          <table:table-cell office:value-type="float" office:value="-72">
            <text:p>-72</text:p>
          </table:table-cell>
          <table:table-cell office:value-type="float" office:value="181.25">
            <text:p>181.25</text:p>
          </table:table-cell>
          <table:table-cell office:value-type="float" office:value="57.5">
            <text:p>57.5</text:p>
          </table:table-cell>
          <table:table-cell office:value-type="float" office:value="-0.00961538461538462">
            <text:p>-0.0096153846</text:p>
          </table:table-cell>
          <table:table-cell office:value-type="float" office:value="0.0125">
            <text:p>0.0125</text:p>
          </table:table-cell>
          <table:table-cell office:value-type="float" office:value="0.00206782464846981">
            <text:p>0.0020678246</text:p>
          </table:table-cell>
          <table:table-cell office:value-type="float" office:value="0.966527366863905">
            <text:p>0.9665273669</text:p>
          </table:table-cell>
          <table:table-cell office:value-type="float" office:value="1.04405625">
            <text:p>1.04405625</text:p>
          </table:table-cell>
          <table:table-cell office:value-type="float" office:value="1.00724576703125">
            <text:p>1.0072457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3">
            <text:p>3</text:p>
          </table:table-cell>
          <table:table-cell office:value-type="float" office:value="549">
            <text:p>549</text:p>
          </table:table-cell>
          <table:table-cell table:number-columns-repeated="2" office:value-type="float" office:value="1105">
            <text:p>1105</text:p>
          </table:table-cell>
          <table:table-cell office:value-type="float" office:value="8160">
            <text:p>8160</text:p>
          </table:table-cell>
          <table:table-cell office:value-type="float" office:value="14808">
            <text:p>14808</text:p>
          </table:table-cell>
          <table:table-cell office:value-type="float" office:value="28382">
            <text:p>28382</text:p>
          </table:table-cell>
          <table:table-cell office:value-type="float" office:value="88">
            <text:p>88</text:p>
          </table:table-cell>
          <table:table-cell office:value-type="float" office:value="25.5">
            <text:p>25.5</text:p>
          </table:table-cell>
          <table:table-cell office:value-type="float" office:value="48.875">
            <text:p>48.875</text:p>
          </table:table-cell>
          <table:table-cell office:value-type="float" office:value="0.0107843137254902">
            <text:p>0.0107843137</text:p>
          </table:table-cell>
          <table:table-cell table:number-columns-repeated="2" office:value-type="float" office:value="0.00172204213938412">
            <text:p>0.0017220421</text:p>
          </table:table-cell>
          <table:table-cell office:value-type="float" office:value="1.03797304882737">
            <text:p>1.0379730488</text:p>
          </table:table-cell>
          <table:table-cell table:number-columns-repeated="2" office:value-type="float" office:value="1.00603295972894">
            <text:p>1.00603295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84">
            <text:p>584</text:p>
          </table:table-cell>
          <table:table-cell office:value-type="float" office:value="1154">
            <text:p>1154</text:p>
          </table:table-cell>
          <table:table-cell office:value-type="float" office:value="8008">
            <text:p>8008</text:p>
          </table:table-cell>
          <table:table-cell office:value-type="float" office:value="14300">
            <text:p>14300</text:p>
          </table:table-cell>
          <table:table-cell office:value-type="float" office:value="27186">
            <text:p>27186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-25.875">
            <text:p>-25.875</text:p>
          </table:table-cell>
          <table:table-cell office:value-type="float" office:value="0.00287212787212787">
            <text:p>0.0028721279</text:p>
          </table:table-cell>
          <table:table-cell office:value-type="float" office:value="0.00286713286713287">
            <text:p>0.0028671329</text:p>
          </table:table-cell>
          <table:table-cell office:value-type="float" office:value="-0.000951776649746193">
            <text:p>-0.0009517766</text:p>
          </table:table-cell>
          <table:table-cell office:value-type="float" office:value="1.01006861582473">
            <text:p>1.0100686158</text:p>
          </table:table-cell>
          <table:table-cell office:value-type="float" office:value="1.01005107711869">
            <text:p>1.0100510771</text:p>
          </table:table-cell>
          <table:table-cell office:value-type="float" office:value="0.996670557248319">
            <text:p>0.99667055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79">
            <text:p>579</text:p>
          </table:table-cell>
          <table:table-cell office:value-type="float" office:value="1163">
            <text:p>1163</text:p>
          </table:table-cell>
          <table:table-cell office:value-type="float" office:value="7882">
            <text:p>7882</text:p>
          </table:table-cell>
          <table:table-cell office:value-type="float" office:value="14425">
            <text:p>14425</text:p>
          </table:table-cell>
          <table:table-cell office:value-type="float" office:value="26292">
            <text:p>26292</text:p>
          </table:table-cell>
          <table:table-cell office:value-type="float" office:value="-139.5">
            <text:p>-139.5</text:p>
          </table:table-cell>
          <table:table-cell office:value-type="float" office:value="134.375">
            <text:p>134.375</text:p>
          </table:table-cell>
          <table:table-cell office:value-type="float" office:value="115.5">
            <text:p>115.5</text:p>
          </table:table-cell>
          <table:table-cell office:value-type="float" office:value="-0.0176985536665821">
            <text:p>-0.0176985537</text:p>
          </table:table-cell>
          <table:table-cell office:value-type="float" office:value="0.00931542461005199">
            <text:p>0.0093154246</text:p>
          </table:table-cell>
          <table:table-cell office:value-type="float" office:value="0.00439297124600639">
            <text:p>0.0043929712</text:p>
          </table:table-cell>
          <table:table-cell office:value-type="float" office:value="0.938669010218665">
            <text:p>0.9386690102</text:p>
          </table:table-cell>
          <table:table-cell office:value-type="float" office:value="1.03277406932109">
            <text:p>1.0327740693</text:p>
          </table:table-cell>
          <table:table-cell office:value-type="float" office:value="1.0154132238259">
            <text:p>1.01541322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00">
            <text:p>600</text:p>
          </table:table-cell>
          <table:table-cell office:value-type="float" office:value="1199">
            <text:p>1199</text:p>
          </table:table-cell>
          <table:table-cell office:value-type="float" office:value="7364">
            <text:p>7364</text:p>
          </table:table-cell>
          <table:table-cell office:value-type="float" office:value="14202">
            <text:p>14202</text:p>
          </table:table-cell>
          <table:table-cell office:value-type="float" office:value="27209">
            <text:p>27209</text:p>
          </table:table-cell>
          <table:table-cell office:value-type="float" office:value="-51.375">
            <text:p>-51.375</text:p>
          </table:table-cell>
          <table:table-cell office:value-type="float" office:value="-99.125">
            <text:p>-99.125</text:p>
          </table:table-cell>
          <table:table-cell office:value-type="float" office:value="215.625">
            <text:p>215.625</text:p>
          </table:table-cell>
          <table:table-cell office:value-type="float" office:value="-0.00697650733297121">
            <text:p>-0.0069765073</text:p>
          </table:table-cell>
          <table:table-cell office:value-type="float" office:value="-0.00697965075341501">
            <text:p>-0.0069796508</text:p>
          </table:table-cell>
          <table:table-cell office:value-type="float" office:value="0.00792476754015215">
            <text:p>0.0079247675</text:p>
          </table:table-cell>
          <table:table-cell office:value-type="float" office:value="0.975677620777552">
            <text:p>0.9756776208</text:p>
          </table:table-cell>
          <table:table-cell office:value-type="float" office:value="0.975666704791341">
            <text:p>0.9756667048</text:p>
          </table:table-cell>
          <table:table-cell office:value-type="float" office:value="1.02785977819404">
            <text:p>1.02785977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49">
            <text:p>649</text:p>
          </table:table-cell>
          <table:table-cell office:value-type="float" office:value="887">
            <text:p>887</text:p>
          </table:table-cell>
          <table:table-cell office:value-type="float" office:value="1261">
            <text:p>1261</text:p>
          </table:table-cell>
          <table:table-cell office:value-type="float" office:value="7950">
            <text:p>7950</text:p>
          </table:table-cell>
          <table:table-cell office:value-type="float" office:value="15040">
            <text:p>15040</text:p>
          </table:table-cell>
          <table:table-cell office:value-type="float" office:value="27968">
            <text:p>27968</text:p>
          </table:table-cell>
          <table:table-cell office:value-type="float" office:value="-207.5">
            <text:p>-207.5</text:p>
          </table:table-cell>
          <table:table-cell office:value-type="float" office:value="-335.375">
            <text:p>-335.375</text:p>
          </table:table-cell>
          <table:table-cell office:value-type="float" office:value="14.375">
            <text:p>14.375</text:p>
          </table:table-cell>
          <table:table-cell office:value-type="float" office:value="-0.0261006289308176">
            <text:p>-0.0261006289</text:p>
          </table:table-cell>
          <table:table-cell office:value-type="float" office:value="-0.0222988696808511">
            <text:p>-0.0222988697</text:p>
          </table:table-cell>
          <table:table-cell office:value-type="float" office:value="0.000513980263157895">
            <text:p>0.0005139803</text:p>
          </table:table-cell>
          <table:table-cell office:value-type="float" office:value="0.909983034690083">
            <text:p>0.9099830347</text:p>
          </table:table-cell>
          <table:table-cell office:value-type="float" office:value="0.922928545711547">
            <text:p>0.9229285457</text:p>
          </table:table-cell>
          <table:table-cell office:value-type="float" office:value="1.00179944870545">
            <text:p>1.0017994487</text:p>
          </table:table-cell>
          <table:table-cell office:value-type="float" office:value="-26.2086220751998">
            <text:p>-26.2086220752</text:p>
          </table:table-cell>
          <table:table-cell office:value-type="float" office:value="-30.7365325926437">
            <text:p>-30.73653259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16">
            <text:p>616</text:p>
          </table:table-cell>
          <table:table-cell office:value-type="float" office:value="1242">
            <text:p>1242</text:p>
          </table:table-cell>
          <table:table-cell office:value-type="float" office:value="7744">
            <text:p>7744</text:p>
          </table:table-cell>
          <table:table-cell office:value-type="float" office:value="15002">
            <text:p>15002</text:p>
          </table:table-cell>
          <table:table-cell office:value-type="float" office:value="28796">
            <text:p>28796</text:p>
          </table:table-cell>
          <table:table-cell office:value-type="float" office:value="-126.5">
            <text:p>-126.5</text:p>
          </table:table-cell>
          <table:table-cell office:value-type="float" office:value="139.75">
            <text:p>139.75</text:p>
          </table:table-cell>
          <table:table-cell office:value-type="float" office:value="126.5">
            <text:p>126.5</text:p>
          </table:table-cell>
          <table:table-cell office:value-type="float" office:value="-0.0163352272727273">
            <text:p>-0.0163352273</text:p>
          </table:table-cell>
          <table:table-cell office:value-type="float" office:value="0.00931542461005199">
            <text:p>0.0093154246</text:p>
          </table:table-cell>
          <table:table-cell office:value-type="float" office:value="0.00439297124600639">
            <text:p>0.0043929712</text:p>
          </table:table-cell>
          <table:table-cell office:value-type="float" office:value="0.943349710259556">
            <text:p>0.9433497103</text:p>
          </table:table-cell>
          <table:table-cell office:value-type="float" office:value="1.03277406932109">
            <text:p>1.0327740693</text:p>
          </table:table-cell>
          <table:table-cell office:value-type="float" office:value="1.0154132238259">
            <text:p>1.01541322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09">
            <text:p>1209</text:p>
          </table:table-cell>
          <table:table-cell office:value-type="float" office:value="6962">
            <text:p>6962</text:p>
          </table:table-cell>
          <table:table-cell office:value-type="float" office:value="14218">
            <text:p>14218</text:p>
          </table:table-cell>
          <table:table-cell office:value-type="float" office:value="28796">
            <text:p>28796</text:p>
          </table:table-cell>
          <table:table-cell office:value-type="float" office:value="-84">
            <text:p>-84</text:p>
          </table:table-cell>
          <table:table-cell office:value-type="float" office:value="-151.875">
            <text:p>-151.875</text:p>
          </table:table-cell>
          <table:table-cell office:value-type="float" office:value="149.5">
            <text:p>149.5</text:p>
          </table:table-cell>
          <table:table-cell office:value-type="float" office:value="-0.0120654984199943">
            <text:p>-0.0120654984</text:p>
          </table:table-cell>
          <table:table-cell office:value-type="float" office:value="-0.0106818821212547">
            <text:p>-0.0106818821</text:p>
          </table:table-cell>
          <table:table-cell office:value-type="float" office:value="0.00519169329073482">
            <text:p>0.0051916933</text:p>
          </table:table-cell>
          <table:table-cell office:value-type="float" office:value="0.958056084984181">
            <text:p>0.958056085</text:p>
          </table:table-cell>
          <table:table-cell office:value-type="float" office:value="0.962837053682687">
            <text:p>0.9628370537</text:p>
          </table:table-cell>
          <table:table-cell office:value-type="float" office:value="1.01822375572885">
            <text:p>1.01822375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7709">
            <text:p>7709</text:p>
          </table:table-cell>
          <table:table-cell office:value-type="float" office:value="14867">
            <text:p>14867</text:p>
          </table:table-cell>
          <table:table-cell office:value-type="float" office:value="29532">
            <text:p>29532</text:p>
          </table:table-cell>
          <table:table-cell office:value-type="float" office:value="275.375">
            <text:p>275.375</text:p>
          </table:table-cell>
          <table:table-cell office:value-type="float" office:value="531">
            <text:p>531</text:p>
          </table:table-cell>
          <table:table-cell office:value-type="float" office:value="60.375">
            <text:p>60.375</text:p>
          </table:table-cell>
          <table:table-cell office:value-type="float" office:value="0.0357212349202231">
            <text:p>0.0357212349</text:p>
          </table:table-cell>
          <table:table-cell office:value-type="float" office:value="0.0357166879666375">
            <text:p>0.035716688</text:p>
          </table:table-cell>
          <table:table-cell office:value-type="float" office:value="0.00204439252336449">
            <text:p>0.0020443925</text:p>
          </table:table-cell>
          <table:table-cell office:value-type="float" office:value="1.12752529520426">
            <text:p>1.1275252952</text:p>
          </table:table-cell>
          <table:table-cell office:value-type="float" office:value="1.12750874420987">
            <text:p>1.1275087442</text:p>
          </table:table-cell>
          <table:table-cell office:value-type="float" office:value="1.00716356573172">
            <text:p>1.0071635657</text:p>
          </table:table-cell>
          <table:table-cell office:value-type="float" office:value="19.7488916917223">
            <text:p>19.7488916917</text:p>
          </table:table-cell>
          <table:table-cell office:value-type="float" office:value="19.751362237553">
            <text:p>19.75136223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20">
            <text:p>520</text:p>
          </table:table-cell>
          <table:table-cell office:value-type="float" office:value="1182">
            <text:p>1182</text:p>
          </table:table-cell>
          <table:table-cell office:value-type="float" office:value="6936">
            <text:p>6936</text:p>
          </table:table-cell>
          <table:table-cell office:value-type="float" office:value="14300">
            <text:p>14300</text:p>
          </table:table-cell>
          <table:table-cell office:value-type="float" office:value="28497">
            <text:p>28497</text:p>
          </table:table-cell>
          <table:table-cell office:value-type="float" office:value="196.375">
            <text:p>196.375</text:p>
          </table:table-cell>
          <table:table-cell office:value-type="float" office:value="15.25">
            <text:p>15.25</text:p>
          </table:table-cell>
          <table:table-cell office:value-type="float" office:value="-50.875">
            <text:p>-50.875</text:p>
          </table:table-cell>
          <table:table-cell office:value-type="float" office:value="0.0283124279123414">
            <text:p>0.0283124279</text:p>
          </table:table-cell>
          <table:table-cell office:value-type="float" office:value="0.00106643356643357">
            <text:p>0.0010664336</text:p>
          </table:table-cell>
          <table:table-cell office:value-type="float" office:value="-0.00178527564305015">
            <text:p>-0.0017852756</text:p>
          </table:table-cell>
          <table:table-cell office:value-type="float" office:value="1.10066462109881">
            <text:p>1.1006646211</text:p>
          </table:table-cell>
          <table:table-cell office:value-type="float" office:value="1.0037347465524">
            <text:p>1.0037347466</text:p>
          </table:table-cell>
          <table:table-cell office:value-type="float" office:value="0.993757782179203">
            <text:p>0.9937577822</text:p>
          </table:table-cell>
          <table:table-cell office:value-type="float" office:value="24.8270429015908">
            <text:p>24.82704290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68">
            <text:p>468</text:p>
          </table:table-cell>
          <table:table-cell table:number-columns-repeated="2" office:value-type="float" office:value="1136">
            <text:p>1136</text:p>
          </table:table-cell>
          <table:table-cell office:value-type="float" office:value="6996">
            <text:p>6996</text:p>
          </table:table-cell>
          <table:table-cell office:value-type="float" office:value="14286">
            <text:p>14286</text:p>
          </table:table-cell>
          <table:table-cell office:value-type="float" office:value="28198">
            <text:p>28198</text:p>
          </table:table-cell>
          <table:table-cell office:value-type="float" office:value="270.375">
            <text:p>270.375</text:p>
          </table:table-cell>
          <table:table-cell office:value-type="float" office:value="518.571428571429">
            <text:p>518.5714285714</text:p>
          </table:table-cell>
          <table:table-cell office:value-type="float" office:value="-14.75">
            <text:p>-14.75</text:p>
          </table:table-cell>
          <table:table-cell office:value-type="float" office:value="0.0386470840480274">
            <text:p>0.038647084</text:p>
          </table:table-cell>
          <table:table-cell office:value-type="float" office:value="0.0362992740145197">
            <text:p>0.036299274</text:p>
          </table:table-cell>
          <table:table-cell office:value-type="float" office:value="-0.000523086743740691">
            <text:p>-0.0005230867</text:p>
          </table:table-cell>
          <table:table-cell office:value-type="float" office:value="1.13819224449471">
            <text:p>1.1381922445</text:p>
          </table:table-cell>
          <table:table-cell office:value-type="float" office:value="1.12963002814702">
            <text:p>1.1296300281</text:p>
          </table:table-cell>
          <table:table-cell office:value-type="float" office:value="0.998169732691601">
            <text:p>0.9981697327</text:p>
          </table:table-cell>
          <table:table-cell office:value-type="float" office:value="18.2796868244092">
            <text:p>18.2796868244</text:p>
          </table:table-cell>
          <table:table-cell office:value-type="float" office:value="19.4398596150075">
            <text:p>19.4398596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4">
            <text:p>4</text:p>
          </table:table-cell>
          <table:table-cell office:value-type="float" office:value="510">
            <text:p>510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7210">
            <text:p>7210</text:p>
          </table:table-cell>
          <table:table-cell office:value-type="float" office:value="14500">
            <text:p>14500</text:p>
          </table:table-cell>
          <table:table-cell office:value-type="float" office:value="27681">
            <text:p>27681</text:p>
          </table:table-cell>
          <table:table-cell office:value-type="float" office:value="420.714285714286">
            <text:p>420.7142857143</text:p>
          </table:table-cell>
          <table:table-cell office:value-type="float" office:value="253.5">
            <text:p>253.5</text:p>
          </table:table-cell>
          <table:table-cell office:value-type="float" office:value="1755.85714285714">
            <text:p>1755.8571428571</text:p>
          </table:table-cell>
          <table:table-cell office:value-type="float" office:value="0.0583514959381811">
            <text:p>0.0583514959</text:p>
          </table:table-cell>
          <table:table-cell office:value-type="float" office:value="0.0174827586206897">
            <text:p>0.0174827586</text:p>
          </table:table-cell>
          <table:table-cell office:value-type="float" office:value="0.0634318537212219">
            <text:p>0.0634318537</text:p>
          </table:table-cell>
          <table:table-cell office:value-type="float" office:value="1.21090383405695">
            <text:p>1.2109038341</text:p>
          </table:table-cell>
          <table:table-cell office:value-type="float" office:value="1.06178872299643">
            <text:p>1.061788723</text:p>
          </table:table-cell>
          <table:table-cell office:value-type="float" office:value="1.22989774415464">
            <text:p>1.2298977442</text:p>
          </table:table-cell>
          <table:table-cell office:value-type="float" office:value="12.222122440221">
            <text:p>12.2221224402</text:p>
          </table:table-cell>
          <table:table-cell office:value-type="float" office:value="0">
            <text:p>0</text:p>
          </table:table-cell>
          <table:table-cell office:value-type="float" office:value="11.2704519799789">
            <text:p>11.27045198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216">
            <text:p>1216</text:p>
          </table:table-cell>
          <table:table-cell office:value-type="float" office:value="7151">
            <text:p>7151</text:p>
          </table:table-cell>
          <table:table-cell office:value-type="float" office:value="16701">
            <text:p>16701</text:p>
          </table:table-cell>
          <table:table-cell office:value-type="float" office:value="36730">
            <text:p>36730</text:p>
          </table:table-cell>
          <table:table-cell office:value-type="float" office:value="0">
            <text:p>0</text:p>
          </table:table-cell>
          <table:table-cell office:value-type="float" office:value="1115.2">
            <text:p>1115.2</text:p>
          </table:table-cell>
          <table:table-cell office:value-type="float" office:value="2181.5">
            <text:p>2181.5</text:p>
          </table:table-cell>
          <table:table-cell office:value-type="float" office:value="0">
            <text:p>0</text:p>
          </table:table-cell>
          <table:table-cell office:value-type="float" office:value="0.0667744446440333">
            <text:p>0.0667744446</text:p>
          </table:table-cell>
          <table:table-cell office:value-type="float" office:value="0.0593928668663218">
            <text:p>0.0593928669</text:p>
          </table:table-cell>
          <table:table-cell office:value-type="float" office:value="0.97">
            <text:p>0.97</text:p>
          </table:table-cell>
          <table:table-cell office:value-type="float" office:value="1.24244985611085">
            <text:p>1.2424498561</text:p>
          </table:table-cell>
          <table:table-cell office:value-type="float" office:value="1.21478895879594">
            <text:p>1.2147889588</text:p>
          </table:table-cell>
          <table:table-cell office:value-type="float" office:value="0">
            <text:p>0</text:p>
          </table:table-cell>
          <table:table-cell office:value-type="float" office:value="10.7232661116281">
            <text:p>10.7232661116</text:p>
          </table:table-cell>
          <table:table-cell office:value-type="float" office:value="12.013787052867">
            <text:p>12.0137870529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252">
            <text:p>1252</text:p>
          </table:table-cell>
          <table:table-cell office:value-type="float" office:value="7093">
            <text:p>7093</text:p>
          </table:table-cell>
          <table:table-cell office:value-type="float" office:value="16622">
            <text:p>16622</text:p>
          </table:table-cell>
          <table:table-cell office:value-type="float" office:value="36556">
            <text:p>36556</text:p>
          </table:table-cell>
          <table:table-cell office:value-type="float" office:value="0">
            <text:p>0</text:p>
          </table:table-cell>
          <table:table-cell office:value-type="float" office:value="1128.5">
            <text:p>1128.5</text:p>
          </table:table-cell>
          <table:table-cell office:value-type="float" office:value="2281.6">
            <text:p>2281.6</text:p>
          </table:table-cell>
          <table:table-cell office:value-type="float" office:value="0">
            <text:p>0</text:p>
          </table:table-cell>
          <table:table-cell office:value-type="float" office:value="0.0678919504271447">
            <text:p>0.0678919504</text:p>
          </table:table-cell>
          <table:table-cell office:value-type="float" office:value="0.0624138308348835">
            <text:p>0.0624138308</text:p>
          </table:table-cell>
          <table:table-cell office:value-type="float" office:value="0.97">
            <text:p>0.97</text:p>
          </table:table-cell>
          <table:table-cell office:value-type="float" office:value="1.2466560876833">
            <text:p>1.2466560877</text:p>
          </table:table-cell>
          <table:table-cell office:value-type="float" office:value="1.22608356102988">
            <text:p>1.226083561</text:p>
          </table:table-cell>
          <table:table-cell office:value-type="float" office:value="0">
            <text:p>0</text:p>
          </table:table-cell>
          <table:table-cell office:value-type="float" office:value="10.5523431809118">
            <text:p>10.5523431809</text:p>
          </table:table-cell>
          <table:table-cell office:value-type="float" office:value="11.4487430180776">
            <text:p>11.4487430181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580">
            <text:p>580</text:p>
          </table:table-cell>
          <table:table-cell office:value-type="float" office:value="1252">
            <text:p>1252</text:p>
          </table:table-cell>
          <table:table-cell office:value-type="float" office:value="7036">
            <text:p>7036</text:p>
          </table:table-cell>
          <table:table-cell office:value-type="float" office:value="17295">
            <text:p>17295</text:p>
          </table:table-cell>
          <table:table-cell office:value-type="float" office:value="39026">
            <text:p>39026</text:p>
          </table:table-cell>
          <table:table-cell office:value-type="float" office:value="0">
            <text:p>0</text:p>
          </table:table-cell>
          <table:table-cell office:value-type="float" office:value="1270.5">
            <text:p>127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73460537727667">
            <text:p>0.0734605377</text:p>
          </table:table-cell>
          <table:table-cell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1.26768892522918">
            <text:p>1.2676889252</text:p>
          </table:table-cell>
          <table:table-cell office:value-type="float" office:value="1.24">
            <text:p>1.24</text:p>
          </table:table-cell>
          <table:table-cell office:value-type="float" office:value="0">
            <text:p>0</text:p>
          </table:table-cell>
          <table:table-cell office:value-type="float" office:value="9.77811920207418">
            <text:p>9.77811920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14">
            <text:p>614</text:p>
          </table:table-cell>
          <table:table-cell office:value-type="float" office:value="1284">
            <text:p>1284</text:p>
          </table:table-cell>
          <table:table-cell office:value-type="float" office:value="6979">
            <text:p>6979</text:p>
          </table:table-cell>
          <table:table-cell office:value-type="float" office:value="17998">
            <text:p>17998</text:p>
          </table:table-cell>
          <table:table-cell office:value-type="float" office:value="41664">
            <text:p>41664</text:p>
          </table:table-cell>
          <table:table-cell table:number-columns-repeated="6"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1.21">
            <text:p>1.21</text:p>
          </table:table-cell>
          <table:table-cell office:value-type="float" office:value="1.24">
            <text:p>1.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72">
            <text:p>572</text:p>
          </table:table-cell>
          <table:table-cell office:value-type="float" office:value="1239">
            <text:p>1239</text:p>
          </table:table-cell>
          <table:table-cell office:value-type="float" office:value="6922">
            <text:p>6922</text:p>
          </table:table-cell>
          <table:table-cell office:value-type="float" office:value="18530">
            <text:p>18530</text:p>
          </table:table-cell>
          <table:table-cell office:value-type="float" office:value="44479">
            <text:p>44479</text:p>
          </table:table-cell>
          <table:table-cell table:number-columns-repeated="6"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1.24">
            <text:p>1.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27">
            <text:p>127</text:p>
          </table:table-cell>
          <table:table-cell office:value-type="float" office:value="7595.5">
            <text:p>7595.5</text:p>
          </table:table-cell>
          <table:table-cell office:value-type="float" office:value="23615.75">
            <text:p>23615.75</text:p>
          </table:table-cell>
          <table:table-cell office:value-type="float" office:value="24.635">
            <text:p>24.635</text:p>
          </table:table-cell>
          <table:table-cell table:number-columns-repeated="3" office:value-type="float" office:value="5">
            <text:p>5</text:p>
          </table:table-cell>
          <table:table-cell office:value-type="float" office:value="563">
            <text:p>563</text:p>
          </table:table-cell>
          <table:table-cell office:value-type="float" office:value="824">
            <text:p>824</text:p>
          </table:table-cell>
          <table:table-cell office:value-type="float" office:value="1226">
            <text:p>1226</text:p>
          </table:table-cell>
          <table:table-cell office:value-type="float" office:value="6866">
            <text:p>6866</text:p>
          </table:table-cell>
          <table:table-cell office:value-type="float" office:value="18702">
            <text:p>18702</text:p>
          </table:table-cell>
          <table:table-cell office:value-type="float" office:value="47485">
            <text:p>47485</text:p>
          </table:table-cell>
          <table:table-cell table:number-columns-repeated="6"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1.2">
            <text:p>1.2</text:p>
          </table:table-cell>
          <table:table-cell office:value-type="float" office:value="1.24">
            <text:p>1.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34">
            <text:p>134</text:p>
          </table:table-cell>
          <table:table-cell office:value-type="float" office:value="7554.66666666667">
            <text:p>7554.6666666667</text:p>
          </table:table-cell>
          <table:table-cell office:value-type="float" office:value="24815.6666666667">
            <text:p>24815.6666666667</text:p>
          </table:table-cell>
          <table:table-cell office:value-type="float" office:value="26.51">
            <text:p>26.51</text:p>
          </table:table-cell>
          <table:table-cell table:number-columns-repeated="3" office:value-type="float" office:value="5">
            <text:p>5</text:p>
          </table:table-cell>
          <table:table-cell office:value-type="float" office:value="526">
            <text:p>526</text:p>
          </table:table-cell>
          <table:table-cell table:number-columns-repeated="2" office:value-type="float" office:value="1188">
            <text:p>1188</text:p>
          </table:table-cell>
          <table:table-cell office:value-type="float" office:value="6810">
            <text:p>6810</text:p>
          </table:table-cell>
          <table:table-cell office:value-type="float" office:value="19369">
            <text:p>19369</text:p>
          </table:table-cell>
          <table:table-cell office:value-type="float" office:value="50694">
            <text:p>50694</text:p>
          </table:table-cell>
          <table:table-cell table:number-columns-repeated="6"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1.24">
            <text:p>1.24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3" table:number-columns-repeated="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7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1.24">
            <text:p>1.2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6.4">
            <text:p>6.4</text:p>
          </table:table-cell>
          <table:table-cell office:value-type="float" office:value="13.2">
            <text:p>13.2</text:p>
          </table:table-cell>
          <table:table-cell office:value-type="float" office:value="17.7">
            <text:p>17.7</text:p>
          </table:table-cell>
          <table:table-cell office:value-type="float" office:value="6324">
            <text:p>6324</text:p>
          </table:table-cell>
          <table:table-cell office:value-type="float" office:value="7555">
            <text:p>7555</text:p>
          </table:table-cell>
          <table:table-cell office:value-type="float" office:value="10157">
            <text:p>101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3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34:38.26</dc:date>
    <dc:creator>Liam Widdess</dc:creator>
    <meta:editing-duration>P2DT3H30M45S</meta:editing-duration>
    <meta:editing-cycles>185</meta:editing-cycles>
    <meta:generator>OpenOffice/4.1.7$Win32 OpenOffice.org_project/417m1$Build-9800</meta:generator>
    <meta:document-statistic meta:table-count="8" meta:cell-count="8148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42">
                <text:p>3642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13">
                <text:p>2413</text:p>
              </table:table-cell>
              <table:table-cell office:value-type="float" office:value="5012">
                <text:p>501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431">
                <text:p>4431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728">
                <text:p>2728</text:p>
              </table:table-cell>
              <table:table-cell office:value-type="float" office:value="5204">
                <text:p>5204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865">
                <text:p>2865</text:p>
              </table:table-cell>
              <table:table-cell office:value-type="float" office:value="5264">
                <text:p>5264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994">
                <text:p>2994</text:p>
              </table:table-cell>
              <table:table-cell office:value-type="float" office:value="5529">
                <text:p>5529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164">
                <text:p>3164</text:p>
              </table:table-cell>
              <table:table-cell office:value-type="float" office:value="5402">
                <text:p>540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286">
                <text:p>3286</text:p>
              </table:table-cell>
              <table:table-cell office:value-type="float" office:value="6466">
                <text:p>646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80">
                <text:p>1880</text:p>
              </table:table-cell>
              <table:table-cell office:value-type="float" office:value="3520">
                <text:p>3520</text:p>
              </table:table-cell>
              <table:table-cell office:value-type="float" office:value="6636">
                <text:p>663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78">
                <text:p>2178</text:p>
              </table:table-cell>
              <table:table-cell office:value-type="float" office:value="3905">
                <text:p>3905</text:p>
              </table:table-cell>
              <table:table-cell office:value-type="float" office:value="7316">
                <text:p>7316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352">
                <text:p>2352</text:p>
              </table:table-cell>
              <table:table-cell office:value-type="float" office:value="4238">
                <text:p>4238</text:p>
              </table:table-cell>
              <table:table-cell office:value-type="float" office:value="8720">
                <text:p>8720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74">
                <text:p>2574</text:p>
              </table:table-cell>
              <table:table-cell office:value-type="float" office:value="4498">
                <text:p>4498</text:p>
              </table:table-cell>
              <table:table-cell office:value-type="float" office:value="9782">
                <text:p>978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86">
                <text:p>2586</text:p>
              </table:table-cell>
              <table:table-cell office:value-type="float" office:value="4519">
                <text:p>4519</text:p>
              </table:table-cell>
              <table:table-cell office:value-type="float" office:value="8077">
                <text:p>8077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708">
                <text:p>2708</text:p>
              </table:table-cell>
              <table:table-cell office:value-type="float" office:value="4889">
                <text:p>4889</text:p>
              </table:table-cell>
              <table:table-cell office:value-type="float" office:value="8134">
                <text:p>8134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3000">
                <text:p>3000</text:p>
              </table:table-cell>
              <table:table-cell office:value-type="float" office:value="5450">
                <text:p>5450</text:p>
              </table:table-cell>
              <table:table-cell office:value-type="float" office:value="11049">
                <text:p>1104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3138">
                <text:p>3138</text:p>
              </table:table-cell>
              <table:table-cell office:value-type="float" office:value="5688">
                <text:p>5688</text:p>
              </table:table-cell>
              <table:table-cell office:value-type="float" office:value="10487">
                <text:p>10487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276">
                <text:p>3276</text:p>
              </table:table-cell>
              <table:table-cell office:value-type="float" office:value="5701">
                <text:p>5701</text:p>
              </table:table-cell>
              <table:table-cell office:value-type="float" office:value="9496">
                <text:p>949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712">
                <text:p>3712</text:p>
              </table:table-cell>
              <table:table-cell office:value-type="float" office:value="6162">
                <text:p>6162</text:p>
              </table:table-cell>
              <table:table-cell office:value-type="float" office:value="11077">
                <text:p>11077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380">
                <text:p>4380</text:p>
              </table:table-cell>
              <table:table-cell office:value-type="float" office:value="7345">
                <text:p>7345</text:p>
              </table:table-cell>
              <table:table-cell office:value-type="float" office:value="13785">
                <text:p>1378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138">
                <text:p>4138</text:p>
              </table:table-cell>
              <table:table-cell office:value-type="float" office:value="6353">
                <text:p>6353</text:p>
              </table:table-cell>
              <table:table-cell office:value-type="float" office:value="11628">
                <text:p>11628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4108">
                <text:p>4108</text:p>
              </table:table-cell>
              <table:table-cell office:value-type="float" office:value="6839">
                <text:p>6839</text:p>
              </table:table-cell>
              <table:table-cell office:value-type="float" office:value="12399">
                <text:p>1239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510">
                <text:p>4510</text:p>
              </table:table-cell>
              <table:table-cell office:value-type="float" office:value="7656">
                <text:p>7656</text:p>
              </table:table-cell>
              <table:table-cell office:value-type="float" office:value="17234">
                <text:p>1723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666">
                <text:p>4666</text:p>
              </table:table-cell>
              <table:table-cell office:value-type="float" office:value="7926">
                <text:p>7926</text:p>
              </table:table-cell>
              <table:table-cell office:value-type="float" office:value="15272">
                <text:p>15272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525">
                <text:p>4525</text:p>
              </table:table-cell>
              <table:table-cell office:value-type="float" office:value="8012">
                <text:p>8012</text:p>
              </table:table-cell>
              <table:table-cell office:value-type="float" office:value="15340">
                <text:p>15340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882">
                <text:p>4882</text:p>
              </table:table-cell>
              <table:table-cell office:value-type="float" office:value="8786">
                <text:p>8786</text:p>
              </table:table-cell>
              <table:table-cell office:value-type="float" office:value="16988">
                <text:p>1698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562">
                <text:p>5562</text:p>
              </table:table-cell>
              <table:table-cell office:value-type="float" office:value="9887">
                <text:p>9887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801">
                <text:p>5801</text:p>
              </table:table-cell>
              <table:table-cell office:value-type="float" office:value="10010">
                <text:p>10010</text:p>
              </table:table-cell>
              <table:table-cell office:value-type="float" office:value="18266">
                <text:p>18266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784">
                <text:p>5784</text:p>
              </table:table-cell>
              <table:table-cell office:value-type="float" office:value="10115">
                <text:p>10115</text:p>
              </table:table-cell>
              <table:table-cell office:value-type="float" office:value="16605">
                <text:p>16605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344">
                <text:p>6344</text:p>
              </table:table-cell>
              <table:table-cell office:value-type="float" office:value="11057">
                <text:p>11057</text:p>
              </table:table-cell>
              <table:table-cell office:value-type="float" office:value="17662">
                <text:p>1766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7066">
                <text:p>7066</text:p>
              </table:table-cell>
              <table:table-cell office:value-type="float" office:value="11962">
                <text:p>11962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38">
                <text:p>7438</text:p>
              </table:table-cell>
              <table:table-cell office:value-type="float" office:value="12058">
                <text:p>12058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260">
                <text:p>8260</text:p>
              </table:table-cell>
              <table:table-cell office:value-type="float" office:value="11950">
                <text:p>11950</text:p>
              </table:table-cell>
              <table:table-cell office:value-type="float" office:value="17573">
                <text:p>17573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902">
                <text:p>8902</text:p>
              </table:table-cell>
              <table:table-cell office:value-type="float" office:value="12378">
                <text:p>12378</text:p>
              </table:table-cell>
              <table:table-cell office:value-type="float" office:value="19333">
                <text:p>19333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802">
                <text:p>9802</text:p>
              </table:table-cell>
              <table:table-cell office:value-type="float" office:value="12790">
                <text:p>12790</text:p>
              </table:table-cell>
              <table:table-cell office:value-type="float" office:value="19857">
                <text:p>19857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072">
                <text:p>9072</text:p>
              </table:table-cell>
              <table:table-cell office:value-type="float" office:value="12482">
                <text:p>12482</text:p>
              </table:table-cell>
              <table:table-cell office:value-type="float" office:value="19872">
                <text:p>1987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032">
                <text:p>9032</text:p>
              </table:table-cell>
              <table:table-cell office:value-type="float" office:value="12556">
                <text:p>12556</text:p>
              </table:table-cell>
              <table:table-cell office:value-type="float" office:value="19843">
                <text:p>1984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435">
                <text:p>9435</text:p>
              </table:table-cell>
              <table:table-cell office:value-type="float" office:value="13934">
                <text:p>13934</text:p>
              </table:table-cell>
              <table:table-cell office:value-type="float" office:value="19863">
                <text:p>19863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362">
                <text:p>9362</text:p>
              </table:table-cell>
              <table:table-cell office:value-type="float" office:value="13730">
                <text:p>13730</text:p>
              </table:table-cell>
              <table:table-cell office:value-type="float" office:value="19179">
                <text:p>19179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963">
                <text:p>8963</text:p>
              </table:table-cell>
              <table:table-cell office:value-type="float" office:value="13438">
                <text:p>13438</text:p>
              </table:table-cell>
              <table:table-cell office:value-type="float" office:value="19287">
                <text:p>1928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356">
                <text:p>9356</text:p>
              </table:table-cell>
              <table:table-cell office:value-type="float" office:value="13964">
                <text:p>13964</text:p>
              </table:table-cell>
              <table:table-cell office:value-type="float" office:value="20207">
                <text:p>20207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520">
                <text:p>10520</text:p>
              </table:table-cell>
              <table:table-cell office:value-type="float" office:value="14168">
                <text:p>14168</text:p>
              </table:table-cell>
              <table:table-cell office:value-type="float" office:value="21086">
                <text:p>2108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551">
                <text:p>10551</text:p>
              </table:table-cell>
              <table:table-cell office:value-type="float" office:value="13730">
                <text:p>13730</text:p>
              </table:table-cell>
              <table:table-cell office:value-type="float" office:value="20620">
                <text:p>20620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0201">
                <text:p>10201</text:p>
              </table:table-cell>
              <table:table-cell office:value-type="float" office:value="13639">
                <text:p>13639</text:p>
              </table:table-cell>
              <table:table-cell office:value-type="float" office:value="21608">
                <text:p>2160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424">
                <text:p>10424</text:p>
              </table:table-cell>
              <table:table-cell office:value-type="float" office:value="14234">
                <text:p>14234</text:p>
              </table:table-cell>
              <table:table-cell office:value-type="float" office:value="22233">
                <text:p>22233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304">
                <text:p>10304</text:p>
              </table:table-cell>
              <table:table-cell office:value-type="float" office:value="14702">
                <text:p>14702</text:p>
              </table:table-cell>
              <table:table-cell office:value-type="float" office:value="21987">
                <text:p>2198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880">
                <text:p>9880</text:p>
              </table:table-cell>
              <table:table-cell office:value-type="float" office:value="14760">
                <text:p>14760</text:p>
              </table:table-cell>
              <table:table-cell office:value-type="float" office:value="23118">
                <text:p>2311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866">
                <text:p>9866</text:p>
              </table:table-cell>
              <table:table-cell office:value-type="float" office:value="15338">
                <text:p>15338</text:p>
              </table:table-cell>
              <table:table-cell office:value-type="float" office:value="25684">
                <text:p>2568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380">
                <text:p>10380</text:p>
              </table:table-cell>
              <table:table-cell office:value-type="float" office:value="15390">
                <text:p>15390</text:p>
              </table:table-cell>
              <table:table-cell office:value-type="float" office:value="22942">
                <text:p>22942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833">
                <text:p>10833</text:p>
              </table:table-cell>
              <table:table-cell office:value-type="float" office:value="14992">
                <text:p>14992</text:p>
              </table:table-cell>
              <table:table-cell office:value-type="float" office:value="21354">
                <text:p>2135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200">
                <text:p>10200</text:p>
              </table:table-cell>
              <table:table-cell office:value-type="float" office:value="14091">
                <text:p>14091</text:p>
              </table:table-cell>
              <table:table-cell office:value-type="float" office:value="22248">
                <text:p>2224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311">
                <text:p>10311</text:p>
              </table:table-cell>
              <table:table-cell office:value-type="float" office:value="14792">
                <text:p>14792</text:p>
              </table:table-cell>
              <table:table-cell office:value-type="float" office:value="24816">
                <text:p>24816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980">
                <text:p>10980</text:p>
              </table:table-cell>
              <table:table-cell office:value-type="float" office:value="15225">
                <text:p>15225</text:p>
              </table:table-cell>
              <table:table-cell office:value-type="float" office:value="22543">
                <text:p>22543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773">
                <text:p>10773</text:p>
              </table:table-cell>
              <table:table-cell office:value-type="float" office:value="14868">
                <text:p>14868</text:p>
              </table:table-cell>
              <table:table-cell office:value-type="float" office:value="21712">
                <text:p>2171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9264">
                <text:p>9264</text:p>
              </table:table-cell>
              <table:table-cell office:value-type="float" office:value="14973">
                <text:p>14973</text:p>
              </table:table-cell>
              <table:table-cell office:value-type="float" office:value="21896">
                <text:p>21896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9600">
                <text:p>9600</text:p>
              </table:table-cell>
              <table:table-cell office:value-type="float" office:value="15587">
                <text:p>15587</text:p>
              </table:table-cell>
              <table:table-cell office:value-type="float" office:value="24227">
                <text:p>24227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0384">
                <text:p>10384</text:p>
              </table:table-cell>
              <table:table-cell office:value-type="float" office:value="15477">
                <text:p>15477</text:p>
              </table:table-cell>
              <table:table-cell office:value-type="float" office:value="23414">
                <text:p>23414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9856">
                <text:p>9856</text:p>
              </table:table-cell>
              <table:table-cell office:value-type="float" office:value="14792">
                <text:p>14792</text:p>
              </table:table-cell>
              <table:table-cell office:value-type="float" office:value="24234">
                <text:p>24234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7980">
                <text:p>7980</text:p>
              </table:table-cell>
              <table:table-cell office:value-type="float" office:value="14475">
                <text:p>14475</text:p>
              </table:table-cell>
              <table:table-cell office:value-type="float" office:value="24423">
                <text:p>24423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8162">
                <text:p>8162</text:p>
              </table:table-cell>
              <table:table-cell office:value-type="float" office:value="15000">
                <text:p>15000</text:p>
              </table:table-cell>
              <table:table-cell office:value-type="float" office:value="25415">
                <text:p>2541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7280">
                <text:p>7280</text:p>
              </table:table-cell>
              <table:table-cell office:value-type="float" office:value="14744">
                <text:p>14744</text:p>
              </table:table-cell>
              <table:table-cell office:value-type="float" office:value="26542">
                <text:p>2654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6552">
                <text:p>6552</text:p>
              </table:table-cell>
              <table:table-cell office:value-type="float" office:value="14508">
                <text:p>14508</text:p>
              </table:table-cell>
              <table:table-cell office:value-type="float" office:value="26749">
                <text:p>267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7140">
                <text:p>7140</text:p>
              </table:table-cell>
              <table:table-cell office:value-type="float" office:value="14649">
                <text:p>14649</text:p>
              </table:table-cell>
              <table:table-cell office:value-type="float" office:value="27577">
                <text:p>27577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7560">
                <text:p>7560</text:p>
              </table:table-cell>
              <table:table-cell office:value-type="float" office:value="15257">
                <text:p>15257</text:p>
              </table:table-cell>
              <table:table-cell office:value-type="float" office:value="29003">
                <text:p>290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8078">
                <text:p>8078</text:p>
              </table:table-cell>
              <table:table-cell office:value-type="float" office:value="14904">
                <text:p>14904</text:p>
              </table:table-cell>
              <table:table-cell office:value-type="float" office:value="28566">
                <text:p>2856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7488">
                <text:p>7488</text:p>
              </table:table-cell>
              <table:table-cell office:value-type="float" office:value="14500">
                <text:p>14500</text:p>
              </table:table-cell>
              <table:table-cell office:value-type="float" office:value="27807">
                <text:p>27807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8160">
                <text:p>8160</text:p>
              </table:table-cell>
              <table:table-cell office:value-type="float" office:value="14808">
                <text:p>14808</text:p>
              </table:table-cell>
              <table:table-cell office:value-type="float" office:value="28382">
                <text:p>2838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8008">
                <text:p>8008</text:p>
              </table:table-cell>
              <table:table-cell office:value-type="float" office:value="14300">
                <text:p>14300</text:p>
              </table:table-cell>
              <table:table-cell office:value-type="float" office:value="27186">
                <text:p>2718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7882">
                <text:p>7882</text:p>
              </table:table-cell>
              <table:table-cell office:value-type="float" office:value="14425">
                <text:p>14425</text:p>
              </table:table-cell>
              <table:table-cell office:value-type="float" office:value="26292">
                <text:p>2629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7364">
                <text:p>7364</text:p>
              </table:table-cell>
              <table:table-cell office:value-type="float" office:value="14202">
                <text:p>14202</text:p>
              </table:table-cell>
              <table:table-cell office:value-type="float" office:value="27209">
                <text:p>27209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950">
                <text:p>7950</text:p>
              </table:table-cell>
              <table:table-cell office:value-type="float" office:value="15040">
                <text:p>15040</text:p>
              </table:table-cell>
              <table:table-cell office:value-type="float" office:value="27968">
                <text:p>2796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744">
                <text:p>7744</text:p>
              </table:table-cell>
              <table:table-cell office:value-type="float" office:value="15002">
                <text:p>15002</text:p>
              </table:table-cell>
              <table:table-cell office:value-type="float" office:value="28796">
                <text:p>28796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6962">
                <text:p>6962</text:p>
              </table:table-cell>
              <table:table-cell office:value-type="float" office:value="14218">
                <text:p>14218</text:p>
              </table:table-cell>
              <table:table-cell office:value-type="float" office:value="28796">
                <text:p>2879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709">
                <text:p>7709</text:p>
              </table:table-cell>
              <table:table-cell office:value-type="float" office:value="14867">
                <text:p>14867</text:p>
              </table:table-cell>
              <table:table-cell office:value-type="float" office:value="29532">
                <text:p>2953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6936">
                <text:p>6936</text:p>
              </table:table-cell>
              <table:table-cell office:value-type="float" office:value="14300">
                <text:p>14300</text:p>
              </table:table-cell>
              <table:table-cell office:value-type="float" office:value="28497">
                <text:p>2849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6996">
                <text:p>6996</text:p>
              </table:table-cell>
              <table:table-cell office:value-type="float" office:value="14286">
                <text:p>14286</text:p>
              </table:table-cell>
              <table:table-cell office:value-type="float" office:value="28198">
                <text:p>2819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210">
                <text:p>7210</text:p>
              </table:table-cell>
              <table:table-cell office:value-type="float" office:value="14500">
                <text:p>14500</text:p>
              </table:table-cell>
              <table:table-cell office:value-type="float" office:value="27681">
                <text:p>27681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151">
                <text:p>7151</text:p>
              </table:table-cell>
              <table:table-cell office:value-type="float" office:value="16701">
                <text:p>16701</text:p>
              </table:table-cell>
              <table:table-cell office:value-type="float" office:value="36730">
                <text:p>36730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093">
                <text:p>7093</text:p>
              </table:table-cell>
              <table:table-cell office:value-type="float" office:value="16622">
                <text:p>16622</text:p>
              </table:table-cell>
              <table:table-cell office:value-type="float" office:value="36556">
                <text:p>3655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036">
                <text:p>7036</text:p>
              </table:table-cell>
              <table:table-cell office:value-type="float" office:value="17295">
                <text:p>17295</text:p>
              </table:table-cell>
              <table:table-cell office:value-type="float" office:value="39026">
                <text:p>3902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6979">
                <text:p>6979</text:p>
              </table:table-cell>
              <table:table-cell office:value-type="float" office:value="17998">
                <text:p>17998</text:p>
              </table:table-cell>
              <table:table-cell office:value-type="float" office:value="41664">
                <text:p>4166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6922">
                <text:p>6922</text:p>
              </table:table-cell>
              <table:table-cell office:value-type="float" office:value="18530">
                <text:p>18530</text:p>
              </table:table-cell>
              <table:table-cell office:value-type="float" office:value="44479">
                <text:p>44479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6866">
                <text:p>6866</text:p>
              </table:table-cell>
              <table:table-cell office:value-type="float" office:value="18702">
                <text:p>18702</text:p>
              </table:table-cell>
              <table:table-cell office:value-type="float" office:value="47485">
                <text:p>47485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6810">
                <text:p>6810</text:p>
              </table:table-cell>
              <table:table-cell office:value-type="float" office:value="19369">
                <text:p>19369</text:p>
              </table:table-cell>
              <table:table-cell office:value-type="float" office:value="50694">
                <text:p>506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5.5">
                <text:p>7595.5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54.66666666667">
                <text:p>7554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11cm" svg:y="1.405cm" svg:width="30.888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4.635">
                <text:p>24.635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26.51">
                <text:p>26.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9cm" svg:y="1.352cm" svg:width="31.347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19444310889661">
                <text:p>1.19444310889661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890826558721">
                <text:p>1.20890826558721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6863710680176">
                <text:p>1.3686371068017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3073882211136">
                <text:p>1.2307388221113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2562290586796">
                <text:p>1.3256229058679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621202044502">
                <text:p>1.2162120204450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36504267838548">
                <text:p>1.3650426783854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19687238108737">
                <text:p>1.19687238108737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31468067630553">
                <text:p>1.31468067630553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17867926061003">
                <text:p>1.1786792606100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568459531987">
                <text:p>1.1568459531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21983430683195">
                <text:p>1.21983430683195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12202683569934">
                <text:p>1.12202683569934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4397481870213">
                <text:p>1.143974818702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08614832490345">
                <text:p>1.0861483249034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7104567486568">
                <text:p>1.1710456748656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5133457030194">
                <text:p>1.2513345703019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3366490399966">
                <text:p>1.1336649039996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5857099587187">
                <text:p>1.15857099587187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27238791919889">
                <text:p>1.2723879191988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131419910048">
                <text:p>1.213141991004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3095783282297">
                <text:p>1.1309578328229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27295287863062">
                <text:p>1.27295287863062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18931436141722">
                <text:p>1.1893143614172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2664008631229">
                <text:p>1.22664008631229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9162040564648">
                <text:p>1.29162040564648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7965499729284">
                <text:p>1.2796549972928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6603156631177">
                <text:p>1.26603156631177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664041853494">
                <text:p>1.03664041853494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979783387896">
                <text:p>1.05979783387896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6383581447609">
                <text:p>1.06383581447609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03889229645485">
                <text:p>1.03889229645485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6752029188656">
                <text:p>1.06752029188656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7488480210124">
                <text:p>1.0748848021012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5907395295367">
                <text:p>1.05907395295367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3399114639171">
                <text:p>1.03399114639171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5239284618055">
                <text:p>1.0523928461805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830341737749">
                <text:p>1.0483034173774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1994963842975">
                <text:p>1.019949638429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399114639171">
                <text:p>1.03399114639171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705331055406">
                <text:p>1.04705331055406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94357077609">
                <text:p>1.04694357077609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3531155208243">
                <text:p>1.03531155208243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7850265880098">
                <text:p>1.0785026588009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0.965507393099357">
                <text:p>0.965507393099357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05679345781608">
                <text:p>1.05679345781608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0.985791520151907">
                <text:p>0.98579152015190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.94653466282502">
                <text:p>0.9465346628250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2706060184733">
                <text:p>1.12706060184733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0.990359743162901">
                <text:p>0.990359743162901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04680845170631">
                <text:p>1.0468084517063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08393451041468">
                <text:p>1.0839345104146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06525246791356">
                <text:p>1.06525246791356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0.878178505958142">
                <text:p>0.87817850595814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1422169563705">
                <text:p>0.98142216956370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04566565545384">
                <text:p>1.0456656554538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04775525173611">
                <text:p>1.0477552517361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974173335536454">
                <text:p>0.97417333553645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.05751415504221">
                <text:p>1.05751415504221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342321609714">
                <text:p>1.0342321609714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99455215614236">
                <text:p>0.99945521561423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993665852762025">
                <text:p>0.993665852762025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.04405625">
                <text:p>1.0440562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0603295972894">
                <text:p>1.0060329597289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1005107711869">
                <text:p>1.01005107711869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3277406932109">
                <text:p>1.03277406932109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75666704791341">
                <text:p>0.97566670479134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22928545711547">
                <text:p>0.922928545711547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3277406932109">
                <text:p>1.03277406932109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0.962837053682687">
                <text:p>0.962837053682687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.12750874420987">
                <text:p>1.12750874420987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037347465524">
                <text:p>1.003734746552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12963002814702">
                <text:p>1.12963002814702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6178872299643">
                <text:p>1.06178872299643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.24244985611085">
                <text:p>1.24244985611085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.2466560876833">
                <text:p>1.2466560876833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.26768892522918">
                <text:p>1.26768892522918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3615.75">
                <text:p>23615.75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24815.6666666667">
                <text:p>24815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